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891cm" style:rel-column-width="3318*"/>
    </style:style>
    <style:style style:name="Table1.B" style:family="table-column">
      <style:table-column-properties style:column-width="5.609cm" style:rel-column-width="20898*"/>
    </style:style>
    <style:style style:name="Table1.C" style:family="table-column">
      <style:table-column-properties style:column-width="5.611cm" style:rel-column-width="20905*"/>
    </style:style>
    <style:style style:name="Table1.D" style:family="table-column">
      <style:table-column-properties style:column-width="5.479cm" style:rel-column-width="204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891cm" style:rel-column-width="3318*"/>
    </style:style>
    <style:style style:name="Table2.B" style:family="table-column">
      <style:table-column-properties style:column-width="5.609cm" style:rel-column-width="20898*"/>
    </style:style>
    <style:style style:name="Table2.C" style:family="table-column">
      <style:table-column-properties style:column-width="5.794cm" style:rel-column-width="21588*"/>
    </style:style>
    <style:style style:name="Table2.D" style:family="table-column">
      <style:table-column-properties style:column-width="5.295cm" style:rel-column-width="1973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891cm" style:rel-column-width="3318*"/>
    </style:style>
    <style:style style:name="Table3.B" style:family="table-column">
      <style:table-column-properties style:column-width="5.609cm" style:rel-column-width="20898*"/>
    </style:style>
    <style:style style:name="Table3.C" style:family="table-column">
      <style:table-column-properties style:column-width="5.611cm" style:rel-column-width="20905*"/>
    </style:style>
    <style:style style:name="Table3.D" style:family="table-column">
      <style:table-column-properties style:column-width="5.479cm" style:rel-column-width="2041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891cm" style:rel-column-width="3318*"/>
    </style:style>
    <style:style style:name="Table4.B" style:family="table-column">
      <style:table-column-properties style:column-width="5.609cm" style:rel-column-width="20898*"/>
    </style:style>
    <style:style style:name="Table4.C" style:family="table-column">
      <style:table-column-properties style:column-width="5.794cm" style:rel-column-width="21588*"/>
    </style:style>
    <style:style style:name="Table4.D" style:family="table-column">
      <style:table-column-properties style:column-width="5.295cm" style:rel-column-width="1973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15" style:family="table-row">
      <style:table-row-properties style:min-row-height="0.757cm"/>
    </style:style>
    <style:style style:name="P1" style:family="paragraph" style:parent-style-name="Standard">
      <style:text-properties officeooo:rsid="0017bd70" officeooo:paragraph-rsid="0017bd70"/>
    </style:style>
    <style:style style:name="P2" style:family="paragraph" style:parent-style-name="Standard">
      <style:paragraph-properties fo:text-align="center" style:justify-single-word="false"/>
      <style:text-properties fo:color="#ed1c24" fo:font-size="45pt" officeooo:rsid="0017bd70" officeooo:paragraph-rsid="0017bd70" style:font-size-asian="45pt" style:font-size-complex="45pt"/>
    </style:style>
    <style:style style:name="P3" style:family="paragraph" style:parent-style-name="Standard">
      <style:paragraph-properties fo:text-align="center" style:justify-single-word="false"/>
      <style:text-properties fo:color="#ed1c24" fo:font-size="45pt" officeooo:rsid="0017bd70" officeooo:paragraph-rsid="002d79fa" style:font-size-asian="45pt" style:font-size-complex="45pt"/>
    </style:style>
    <style:style style:name="P4" style:family="paragraph" style:parent-style-name="Standard">
      <style:paragraph-properties fo:text-align="center" style:justify-single-word="false"/>
      <style:text-properties fo:color="#ed1c24" style:font-name="FreeSans" fo:font-weight="bold" officeooo:rsid="0017bd70" officeooo:paragraph-rsid="0017bd7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ed1c24" style:font-name="FreeSans" fo:font-weight="bold" officeooo:rsid="0017bd70" officeooo:paragraph-rsid="002d79f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aaad" style:font-name="FreeSans" fo:font-size="45pt" officeooo:rsid="0017bd70" officeooo:paragraph-rsid="0017bd70" style:font-size-asian="45pt" style:font-size-complex="45pt"/>
    </style:style>
    <style:style style:name="P7" style:family="paragraph" style:parent-style-name="Standard">
      <style:paragraph-properties fo:text-align="center" style:justify-single-word="false"/>
      <style:text-properties fo:color="#00aaad" style:font-name="FreeSans" fo:font-size="45pt" officeooo:rsid="0017bd70" officeooo:paragraph-rsid="002d79fa" style:font-size-asian="45pt" style:font-size-complex="45pt"/>
    </style:style>
    <style:style style:name="P8" style:family="paragraph" style:parent-style-name="Standard">
      <style:paragraph-properties fo:text-align="start" style:justify-single-word="false"/>
      <style:text-properties fo:color="#00aaad" style:font-name="FreeSans" fo:font-weight="bold" officeooo:rsid="0017bd70" officeooo:paragraph-rsid="0017bd7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aaad" style:font-name="FreeSans" fo:font-weight="bold" officeooo:rsid="0017bd70" officeooo:paragraph-rsid="002d79f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FreeSans" fo:font-weight="normal" officeooo:rsid="0017bd70" officeooo:paragraph-rsid="0017bd7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FreeSans" fo:font-weight="normal" officeooo:rsid="0017bd70" officeooo:paragraph-rsid="002d79f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FreeSans" fo:font-weight="normal" officeooo:rsid="002aa52f" officeooo:paragraph-rsid="002aa52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FreeSans" fo:font-size="11pt" fo:font-weight="normal" officeooo:rsid="0017bd70" officeooo:paragraph-rsid="0017bd70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FreeSans" fo:font-size="11pt" fo:font-weight="normal" officeooo:rsid="0017bd70" officeooo:paragraph-rsid="002c26ab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FreeSans" fo:font-size="11pt" fo:font-weight="normal" officeooo:rsid="0017bd70" officeooo:paragraph-rsid="002d79fa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d6f" style:font-name="FreeSans" fo:font-size="11pt" fo:font-weight="normal" officeooo:rsid="002c26ab" officeooo:paragraph-rsid="002c26ab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FreeSans" officeooo:rsid="0017bd70" officeooo:paragraph-rsid="0017bd70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7e0b4" officeooo:paragraph-rsid="0017e0b4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7e0b4" officeooo:paragraph-rsid="002d79fa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8c67a" officeooo:paragraph-rsid="0018c67a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8c67a" officeooo:paragraph-rsid="002d79fa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8e7f9" officeooo:paragraph-rsid="0018e7f9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8e7f9" officeooo:paragraph-rsid="002d79fa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963df" officeooo:paragraph-rsid="001963df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1963df" officeooo:paragraph-rsid="002d79fa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fo:font-weight="normal" officeooo:paragraph-rsid="0017e0b4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fo:font-weight="normal" officeooo:paragraph-rsid="0017bd70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fo:font-weight="normal" officeooo:paragraph-rsid="002d79fa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22b7f5" officeooo:paragraph-rsid="0022b7f5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22b7f5" officeooo:paragraph-rsid="002d79fa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02d79fa" officeooo:paragraph-rsid="002d79fa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ans" officeooo:rsid="0017e0b4" officeooo:paragraph-rsid="001b6326"/>
    </style:style>
    <style:style style:name="P33" style:family="paragraph" style:parent-style-name="Table_20_Contents">
      <style:paragraph-properties fo:text-align="center" style:justify-single-word="false"/>
      <style:text-properties style:font-name="FreeSans" officeooo:rsid="0017e0b4" officeooo:paragraph-rsid="0017e0b4"/>
    </style:style>
    <style:style style:name="P34" style:family="paragraph" style:parent-style-name="Table_20_Contents">
      <style:paragraph-properties fo:text-align="center" style:justify-single-word="false"/>
      <style:text-properties style:font-name="FreeSans" officeooo:rsid="0017e0b4" officeooo:paragraph-rsid="002d79fa"/>
    </style:style>
    <style:style style:name="P35" style:family="paragraph" style:parent-style-name="Table_20_Contents">
      <style:paragraph-properties fo:text-align="center" style:justify-single-word="false"/>
      <style:text-properties style:font-name="FreeSans" officeooo:rsid="0018c67a" officeooo:paragraph-rsid="0018c67a"/>
    </style:style>
    <style:style style:name="P36" style:family="paragraph" style:parent-style-name="Table_20_Contents">
      <style:paragraph-properties fo:text-align="center" style:justify-single-word="false"/>
      <style:text-properties style:font-name="FreeSans" officeooo:rsid="0018c67a" officeooo:paragraph-rsid="002d79fa"/>
    </style:style>
    <style:style style:name="P37" style:family="paragraph" style:parent-style-name="Table_20_Contents">
      <style:paragraph-properties fo:text-align="center" style:justify-single-word="false"/>
      <style:text-properties style:font-name="FreeSans" officeooo:rsid="0018e7f9" officeooo:paragraph-rsid="0018e7f9"/>
    </style:style>
    <style:style style:name="P38" style:family="paragraph" style:parent-style-name="Table_20_Contents">
      <style:paragraph-properties fo:text-align="center" style:justify-single-word="false"/>
      <style:text-properties style:font-name="FreeSans" officeooo:rsid="0018e7f9" officeooo:paragraph-rsid="0017e0b4"/>
    </style:style>
    <style:style style:name="P39" style:family="paragraph" style:parent-style-name="Table_20_Contents">
      <style:paragraph-properties fo:text-align="center" style:justify-single-word="false"/>
      <style:text-properties style:font-name="FreeSans" officeooo:rsid="0018e7f9" officeooo:paragraph-rsid="002d79fa"/>
    </style:style>
    <style:style style:name="P40" style:family="paragraph" style:parent-style-name="Table_20_Contents">
      <style:paragraph-properties fo:text-align="center" style:justify-single-word="false"/>
      <style:text-properties style:font-name="FreeSans" officeooo:rsid="001963df" officeooo:paragraph-rsid="001963df"/>
    </style:style>
    <style:style style:name="P41" style:family="paragraph" style:parent-style-name="Table_20_Contents">
      <style:paragraph-properties fo:text-align="center" style:justify-single-word="false"/>
      <style:text-properties style:font-name="FreeSans" officeooo:rsid="001963df" officeooo:paragraph-rsid="002d79fa"/>
    </style:style>
    <style:style style:name="P42" style:family="paragraph" style:parent-style-name="Table_20_Contents">
      <style:paragraph-properties fo:text-align="center" style:justify-single-word="false"/>
      <style:text-properties style:font-name="FreeSans" officeooo:rsid="001b6326" officeooo:paragraph-rsid="001b6326"/>
    </style:style>
    <style:style style:name="P43" style:family="paragraph" style:parent-style-name="Table_20_Contents">
      <style:paragraph-properties fo:text-align="center" style:justify-single-word="false"/>
      <style:text-properties style:font-name="FreeSans" officeooo:rsid="001b6326" officeooo:paragraph-rsid="002d79fa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0pt" fo:font-weight="normal" officeooo:rsid="001963df" officeooo:paragraph-rsid="001cb1de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0pt" fo:font-weight="normal" officeooo:rsid="001963df" officeooo:paragraph-rsid="002d79fa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fo:font-weight="normal" officeooo:rsid="0017e0b4" officeooo:paragraph-rsid="001cb1de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1pt" fo:font-weight="normal" officeooo:rsid="0017e0b4" officeooo:paragraph-rsid="002d79fa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FreeSans" officeooo:rsid="0022b7f5" officeooo:paragraph-rsid="0022b7f5"/>
    </style:style>
    <style:style style:name="P49" style:family="paragraph" style:parent-style-name="Table_20_Contents">
      <style:paragraph-properties fo:text-align="center" style:justify-single-word="false"/>
      <style:text-properties style:font-name="FreeSans" officeooo:rsid="0022b7f5" officeooo:paragraph-rsid="002d79fa"/>
    </style:style>
    <style:style style:name="P50" style:family="paragraph" style:parent-style-name="Table_20_Contents">
      <style:paragraph-properties fo:text-align="center" style:justify-single-word="false"/>
      <style:text-properties style:font-name="FreeSans" officeooo:rsid="002467be" officeooo:paragraph-rsid="002467be"/>
    </style:style>
    <style:style style:name="P51" style:family="paragraph" style:parent-style-name="Table_20_Contents">
      <style:paragraph-properties fo:text-align="center" style:justify-single-word="false"/>
      <style:text-properties style:font-name="FreeSans" officeooo:rsid="002467be" officeooo:paragraph-rsid="002d79fa"/>
    </style:style>
    <style:style style:name="P52" style:family="paragraph" style:parent-style-name="Table_20_Contents">
      <style:paragraph-properties fo:text-align="center" style:justify-single-word="false"/>
      <style:text-properties style:font-name="FreeSans" officeooo:rsid="002d79fa" officeooo:paragraph-rsid="002d79fa"/>
    </style:style>
    <style:style style:name="P53" style:family="paragraph" style:parent-style-name="Table_20_Contents">
      <style:paragraph-properties fo:text-align="center" style:justify-single-word="false"/>
      <style:text-properties style:font-name="FreeSans" officeooo:rsid="002e9f95" officeooo:paragraph-rsid="002e9f95"/>
    </style:style>
    <style:style style:name="P54" style:family="paragraph" style:parent-style-name="Table_20_Contents">
      <style:paragraph-properties fo:text-align="center" style:justify-single-word="false"/>
      <style:text-properties style:font-name="FreeSans" officeooo:rsid="002f39af" officeooo:paragraph-rsid="002f39af"/>
    </style:style>
    <style:style style:name="P55" style:family="paragraph" style:parent-style-name="Table_20_Contents">
      <style:paragraph-properties fo:text-align="center" style:justify-single-word="false"/>
      <style:text-properties style:font-name="FreeSans" officeooo:rsid="0030ba0a" officeooo:paragraph-rsid="0030ba0a"/>
    </style:style>
    <style:style style:name="P56" style:family="paragraph" style:parent-style-name="Table_20_Contents">
      <style:paragraph-properties fo:text-align="center" style:justify-single-word="false"/>
      <style:text-properties style:font-name="FreeSans" officeooo:rsid="00340dd6" officeooo:paragraph-rsid="00340dd6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FreeSans" fo:font-weight="bold" officeooo:rsid="0017bd70" officeooo:paragraph-rsid="0017bd70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FreeSans" fo:font-weight="bold" officeooo:rsid="0017bd70" officeooo:paragraph-rsid="002d79fa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FreeSans" fo:font-weight="normal" officeooo:rsid="0017bd70" officeooo:paragraph-rsid="0017bd70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FreeSans" fo:font-weight="normal" officeooo:rsid="0022b7f5" officeooo:paragraph-rsid="0022b7f5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FreeSans" officeooo:rsid="00340dd6" officeooo:paragraph-rsid="00340dd6"/>
    </style:style>
    <style:style style:name="P62" style:family="paragraph" style:parent-style-name="Table_20_Contents">
      <style:paragraph-properties fo:text-align="center" style:justify-single-word="false"/>
      <style:text-properties style:font-name="FreeSans" officeooo:rsid="00344495" officeooo:paragraph-rsid="00344495"/>
    </style:style>
    <style:style style:name="P63" style:family="paragraph" style:parent-style-name="Table_20_Contents">
      <style:paragraph-properties fo:text-align="center" style:justify-single-word="false"/>
      <style:text-properties style:font-name="FreeSans" officeooo:rsid="00346d25" officeooo:paragraph-rsid="00346d25"/>
    </style:style>
    <style:style style:name="T1" style:family="text">
      <style:text-properties officeooo:rsid="0017bd7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21a58c" style:font-weight-asian="normal" style:font-weight-complex="normal"/>
    </style:style>
    <style:style style:name="T4" style:family="text">
      <style:text-properties fo:font-variant="normal" fo:text-transform="none" fo:color="#3c4043" fo:letter-spacing="normal" fo:font-style="normal"/>
    </style:style>
    <style:style style:name="T5" style:family="text">
      <style:text-properties fo:font-variant="normal" fo:text-transform="none" fo:color="#3c4043" fo:letter-spacing="normal" fo:font-style="normal" officeooo:rsid="0017bd70"/>
    </style:style>
    <style:style style:name="T6" style:family="text">
      <style:text-properties officeooo:rsid="0018c67a"/>
    </style:style>
    <style:style style:name="T7" style:family="text">
      <style:text-properties officeooo:rsid="001963df"/>
    </style:style>
    <style:style style:name="T8" style:family="text">
      <style:text-properties officeooo:rsid="001b6326"/>
    </style:style>
    <style:style style:name="T9" style:family="text">
      <style:text-properties officeooo:rsid="001cb1de"/>
    </style:style>
    <style:style style:name="T10" style:family="text">
      <style:text-properties officeooo:rsid="001e677a"/>
    </style:style>
    <style:style style:name="T11" style:family="text">
      <style:text-properties officeooo:rsid="0020551a"/>
    </style:style>
    <style:style style:name="T12" style:family="text">
      <style:text-properties officeooo:rsid="0021a58c"/>
    </style:style>
    <style:style style:name="T13" style:family="text">
      <style:text-properties officeooo:rsid="0023a14d"/>
    </style:style>
    <style:style style:name="T14" style:family="text">
      <style:text-properties officeooo:rsid="002467be"/>
    </style:style>
    <style:style style:name="T15" style:family="text">
      <style:text-properties officeooo:rsid="002bd8bc"/>
    </style:style>
    <style:style style:name="T16" style:family="text">
      <style:text-properties officeooo:rsid="002c26ab"/>
    </style:style>
    <style:style style:name="T17" style:family="text">
      <style:text-properties fo:color="#006d6f" officeooo:rsid="002c26ab"/>
    </style:style>
    <style:style style:name="T18" style:family="text">
      <style:text-properties officeooo:rsid="002d79fa"/>
    </style:style>
    <style:style style:name="T19" style:family="text">
      <style:text-properties officeooo:rsid="002f39af"/>
    </style:style>
    <style:style style:name="T20" style:family="text">
      <style:text-properties officeooo:rsid="0030ba0a"/>
    </style:style>
    <style:style style:name="T21" style:family="text">
      <style:text-properties officeooo:rsid="00340d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6">Archivo de configuracion del map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bookmark-start text:name="__DdeLink__1049_513958818"/><text:soft-page-break/>Analizador Lexico</text:p>
      <text:p text:style-name="P4"/>
      <text:p text:style-name="P8">Definiciones regulares:</text:p>
      <text:p text:style-name="P8"><text:tab/><text:span text:style-name="T2">Letras:<text:tab/>L=[a-zA-Z]</text:span></text:p>
      <text:p text:style-name="P8"><text:span text:style-name="T2"><text:tab/>Numeros:<text:tab/>N=[</text:span><text:span text:style-name="T3">0</text:span><text:span text:style-name="T2">-9]<text:tab/></text:span></text:p>
      <text:p text:style-name="P10"><text:tab/></text:p>
      <text:p text:style-name="P4"/>
      <text:p text:style-name="P8">Listado de Token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>Lexema</text:p>
          </table:table-cell>
          <table:table-cell table:style-name="Table1.A1" office:value-type="string">
            <text:p text:style-name="P57">Token</text:p>
          </table:table-cell>
          <table:table-cell table:style-name="Table1.D1" office:value-type="string">
            <text:p text:style-name="P57">Expresion Regular</text:p>
          </table:table-cell>
        </table:table-row>
        <table:table-row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37">NAMEID</text:p>
          </table:table-cell>
          <table:table-cell table:style-name="Table1.D2" office:value-type="string">
            <text:p text:style-name="P17">“(L | _ | $)(L | N | _ | $ | -)*”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7">NAME<text:span text:style-name="T7">PLANET</text:span></text:p>
          </table:table-cell>
          <table:table-cell table:style-name="Table1.D2" office:value-type="string">
            <text:p text:style-name="P24">“(L | L? | L?)”</text:p>
          </table:table-cell>
        </table:table-row>
        <table:table-row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2">NAMEPLAYER</text:p>
          </table:table-cell>
          <table:table-cell table:style-name="Table1.D2" office:value-type="string">
            <text:p text:style-name="P44">“<text:span text:style-name="T8">(L)</text:span>(L<text:span text:style-name="T9">|N)?</text:span> (L<text:span text:style-name="T9">|N)?</text:span>(L<text:span text:style-name="T9">|N)?</text:span>(L<text:span text:style-name="T9">|N)?</text:span>(L<text:span text:style-name="T9">|N)?</text:span>(L<text:span text:style-name="T9">|N)?</text:span>(L<text:span text:style-name="T9">|N)?</text:span>(L<text:span text:style-name="T9">|N)?</text:span>(L<text:span text:style-name="T9">|N)?</text:span>”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2">{</text:p>
          </table:table-cell>
          <table:table-cell table:style-name="Table1.A2" office:value-type="string">
            <text:p text:style-name="P37">CURLYBRACKETO</text:p>
          </table:table-cell>
          <table:table-cell table:style-name="Table1.D2" office:value-type="string">
            <text:p text:style-name="P22">{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22">}</text:p>
          </table:table-cell>
          <table:table-cell table:style-name="Table1.A2" office:value-type="string">
            <text:p text:style-name="P37">CURLYBRACKETC</text:p>
          </table:table-cell>
          <table:table-cell table:style-name="Table1.D2" office:value-type="string">
            <text:p text:style-name="P22">}</text:p>
          </table:table-cell>
        </table:table-row>
        <table:table-row>
          <table:table-cell table:style-name="Table1.A2" office:value-type="string">
            <text:p text:style-name="P29">6</text:p>
          </table:table-cell>
          <table:table-cell table:style-name="Table1.A2" office:value-type="string">
            <text:p text:style-name="P22">[</text:p>
          </table:table-cell>
          <table:table-cell table:style-name="Table1.A2" office:value-type="string">
            <text:p text:style-name="P38">SQUAREBRACKETO</text:p>
          </table:table-cell>
          <table:table-cell table:style-name="Table1.D2" office:value-type="string">
            <text:p text:style-name="P22">[</text:p>
          </table:table-cell>
        </table:table-row>
        <table:table-row>
          <table:table-cell table:style-name="Table1.A2" office:value-type="string">
            <text:p text:style-name="P29">7</text:p>
          </table:table-cell>
          <table:table-cell table:style-name="Table1.A2" office:value-type="string">
            <text:p text:style-name="P22">]</text:p>
          </table:table-cell>
          <table:table-cell table:style-name="Table1.A2" office:value-type="string">
            <text:p text:style-name="P37">SQUAREBRACKETC</text:p>
          </table:table-cell>
          <table:table-cell table:style-name="Table1.D2" office:value-type="string">
            <text:p text:style-name="P22">]</text:p>
          </table:table-cell>
        </table:table-row>
        <table:table-row>
          <table:table-cell table:style-name="Table1.A2" office:value-type="string">
            <text:p text:style-name="P29">8</text:p>
          </table:table-cell>
          <table:table-cell table:style-name="Table1.A2" office:value-type="string">
            <text:p text:style-name="P27">:</text:p>
          </table:table-cell>
          <table:table-cell table:style-name="Table1.A2" office:value-type="string">
            <text:p text:style-name="P37">COLON</text:p>
          </table:table-cell>
          <table:table-cell table:style-name="Table1.D2" office:value-type="string">
            <text:p text:style-name="P18">:</text:p>
          </table:table-cell>
        </table:table-row>
        <table:table-row>
          <table:table-cell table:style-name="Table1.A2" office:value-type="string">
            <text:p text:style-name="P29">9</text:p>
          </table:table-cell>
          <table:table-cell table:style-name="Table1.A2" office:value-type="string">
            <text:p text:style-name="P27">,</text:p>
          </table:table-cell>
          <table:table-cell table:style-name="Table1.A2" office:value-type="string">
            <text:p text:style-name="P37">COMMA</text:p>
          </table:table-cell>
          <table:table-cell table:style-name="Table1.D2" office:value-type="string">
            <text:p text:style-name="P18">,</text:p>
          </table:table-cell>
        </table:table-row>
        <table:table-row>
          <table:table-cell table:style-name="Table1.A2" office:value-type="string">
            <text:p text:style-name="P29">1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3">INTEGER</text:p>
          </table:table-cell>
          <table:table-cell table:style-name="Table1.D2" office:value-type="string">
            <text:p text:style-name="P18"><text:span text:style-name="T13">(0) | (</text:span>(<text:span text:style-name="T12">1|2|3|4|5|6|7|8|9</text:span>)(N)*<text:span text:style-name="T13">)</text:span></text:p>
          </table:table-cell>
        </table:table-row>
        <table:table-row>
          <table:table-cell table:style-name="Table1.A2" office:value-type="string">
            <text:p text:style-name="P29">11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3">DOUBLE</text:p>
          </table:table-cell>
          <table:table-cell table:style-name="Table1.D2" office:value-type="string">
            <text:p text:style-name="P46">(0.)<text:span text:style-name="T9">(N)?(N)?(N)?(N)?(N)?(N)?</text:span></text:p>
          </table:table-cell>
        </table:table-row>
        <table:table-row>
          <table:table-cell table:style-name="Table1.A2" office:value-type="string">
            <text:p text:style-name="P48">12</text:p>
          </table:table-cell>
          <table:table-cell table:style-name="Table1.A2" office:value-type="string">
            <text:p text:style-name="P33">true</text:p>
          </table:table-cell>
          <table:table-cell table:style-name="Table1.A2" office:value-type="string">
            <text:p text:style-name="P33">TRUE</text:p>
          </table:table-cell>
          <table:table-cell table:style-name="Table1.D2" office:value-type="string">
            <text:p text:style-name="P33">true</text:p>
          </table:table-cell>
        </table:table-row>
        <table:table-row>
          <table:table-cell table:style-name="Table1.A2" office:value-type="string">
            <text:p text:style-name="P48">13</text:p>
          </table:table-cell>
          <table:table-cell table:style-name="Table1.A2" office:value-type="string">
            <text:p text:style-name="P33">false</text:p>
          </table:table-cell>
          <table:table-cell table:style-name="Table1.A2" office:value-type="string">
            <text:p text:style-name="P33">FALSE</text:p>
          </table:table-cell>
          <table:table-cell table:style-name="Table1.D2" office:value-type="string">
            <text:p text:style-name="P33">false</text:p>
          </table:table-cell>
        </table:table-row>
        <table:table-row>
          <table:table-cell table:style-name="Table1.A2" office:value-type="string">
            <text:p text:style-name="P29">14</text:p>
          </table:table-cell>
          <table:table-cell table:style-name="Table1.A2" office:value-type="string">
            <text:p text:style-name="P20">MAPA</text:p>
          </table:table-cell>
          <table:table-cell table:style-name="Table1.A2" office:value-type="string">
            <text:p text:style-name="P35">MAP</text:p>
          </table:table-cell>
          <table:table-cell table:style-name="Table1.D2" office:value-type="string">
            <text:p text:style-name="P20">MAPA</text:p>
          </table:table-cell>
        </table:table-row>
        <table:table-row>
          <table:table-cell table:style-name="Table1.A2" office:value-type="string">
            <text:p text:style-name="P29">15</text:p>
          </table:table-cell>
          <table:table-cell table:style-name="Table1.A2" office:value-type="string">
            <text:p text:style-name="P20">id</text:p>
          </table:table-cell>
          <table:table-cell table:style-name="Table1.A2" office:value-type="string">
            <text:p text:style-name="P35">ID</text:p>
          </table:table-cell>
          <table:table-cell table:style-name="Table1.D2" office:value-type="string">
            <text:p text:style-name="P20">id</text:p>
          </table:table-cell>
        </table:table-row>
        <table:table-row>
          <table:table-cell table:style-name="Table1.A2" office:value-type="string">
            <text:p text:style-name="P29">16</text:p>
          </table:table-cell>
          <table:table-cell table:style-name="Table1.A2" office:value-type="string">
            <text:p text:style-name="P27"><text:bookmark-start text:name="__DdeLink__21_3874327321"/><text:span text:style-name="T1">tama</text:span><text:span text:style-name="T4">ñ</text:span><text:span text:style-name="T5">o</text:span><text:bookmark-end text:name="__DdeLink__21_3874327321"/></text:p>
          </table:table-cell>
          <table:table-cell table:style-name="Table1.A2" office:value-type="string">
            <text:p text:style-name="P33">SIZE</text:p>
          </table:table-cell>
          <table:table-cell table:style-name="Table1.D2" office:value-type="string">
            <text:p text:style-name="P26"><text:span text:style-name="T1">tama</text:span><text:span text:style-name="T4">ñ</text:span><text:span text:style-name="T5">o</text:span></text:p>
          </table:table-cell>
        </table:table-row>
        <table:table-row>
          <table:table-cell table:style-name="Table1.A2" office:value-type="string">
            <text:p text:style-name="P48">17</text:p>
          </table:table-cell>
          <table:table-cell table:style-name="Table1.A2" office:value-type="string">
            <text:p text:style-name="P33">filas</text:p>
          </table:table-cell>
          <table:table-cell table:style-name="Table1.A2" office:value-type="string">
            <text:p text:style-name="P33">ROWS</text:p>
          </table:table-cell>
          <table:table-cell table:style-name="Table1.D2" office:value-type="string">
            <text:p text:style-name="P33">filas</text:p>
          </table:table-cell>
        </table:table-row>
        <table:table-row>
          <table:table-cell table:style-name="Table1.A2" office:value-type="string">
            <text:p text:style-name="P48">18</text:p>
          </table:table-cell>
          <table:table-cell table:style-name="Table1.A2" office:value-type="string">
            <text:p text:style-name="P33">columnas</text:p>
          </table:table-cell>
          <table:table-cell table:style-name="Table1.A2" office:value-type="string">
            <text:p text:style-name="P33">COLUMNS</text:p>
          </table:table-cell>
          <table:table-cell table:style-name="Table1.D2" office:value-type="string">
            <text:p text:style-name="P33">columnas</text:p>
          </table:table-cell>
        </table:table-row>
        <table:table-row>
          <table:table-cell table:style-name="Table1.A2" office:value-type="string">
            <text:p text:style-name="P48">19</text:p>
          </table:table-cell>
          <table:table-cell table:style-name="Table1.A2" office:value-type="string">
            <text:p text:style-name="P33">alAzar</text:p>
          </table:table-cell>
          <table:table-cell table:style-name="Table1.A2" office:value-type="string">
            <text:p text:style-name="P33">RANDOM</text:p>
          </table:table-cell>
          <table:table-cell table:style-name="Table1.D2" office:value-type="string">
            <text:p text:style-name="P33">alAzar</text:p>
          </table:table-cell>
        </table:table-row>
        <table:table-row>
          <table:table-cell table:style-name="Table1.A2" office:value-type="string">
            <text:p text:style-name="P48">20</text:p>
          </table:table-cell>
          <table:table-cell table:style-name="Table1.A2" office:value-type="string">
            <text:p text:style-name="P33">planetasNeutrales</text:p>
          </table:table-cell>
          <table:table-cell table:style-name="Table1.A2" office:value-type="string">
            <text:p text:style-name="P33"><text:bookmark-start text:name="__DdeLink__27_3874327321"/>NEUTRAL<text:span text:style-name="T6">P</text:span><text:bookmark-end text:name="__DdeLink__27_3874327321"/></text:p>
          </table:table-cell>
          <table:table-cell table:style-name="Table1.D2" office:value-type="string">
            <text:p text:style-name="P33">planetasNeutrales</text:p>
          </table:table-cell>
        </table:table-row>
        <table:table-row>
          <table:table-cell table:style-name="Table1.A2" office:value-type="string">
            <text:p text:style-name="P48">21</text:p>
          </table:table-cell>
          <table:table-cell table:style-name="Table1.A2" office:value-type="string">
            <text:p text:style-name="P33">mapaCiego</text:p>
          </table:table-cell>
          <table:table-cell table:style-name="Table1.A2" office:value-type="string">
            <text:p text:style-name="P33">BLIND</text:p>
          </table:table-cell>
          <table:table-cell table:style-name="Table1.D2" office:value-type="string">
            <text:p text:style-name="P33">mapaCiego</text:p>
          </table:table-cell>
        </table:table-row>
        <table:table-row>
          <table:table-cell table:style-name="Table1.A2" office:value-type="string">
            <text:p text:style-name="P48">22</text:p>
          </table:table-cell>
          <table:table-cell table:style-name="Table1.A2" office:value-type="string">
            <text:p text:style-name="P33">acumular</text:p>
          </table:table-cell>
          <table:table-cell table:style-name="Table1.A2" office:value-type="string">
            <text:p text:style-name="P35">ACCUMULATE</text:p>
          </table:table-cell>
          <table:table-cell table:style-name="Table1.D2" office:value-type="string">
            <text:p text:style-name="P33">acumular</text:p>
          </table:table-cell>
        </table:table-row>
        <table:table-row>
          <table:table-cell table:style-name="Table1.A2" office:value-type="string">
            <text:p text:style-name="P48">23</text:p>
          </table:table-cell>
          <table:table-cell table:style-name="Table1.A2" office:value-type="string">
            <text:p text:style-name="P35">NEUTRALES</text:p>
          </table:table-cell>
          <table:table-cell table:style-name="Table1.A2" office:value-type="string">
            <text:p text:style-name="P35">NEUTRAL</text:p>
          </table:table-cell>
          <table:table-cell table:style-name="Table1.D2" office:value-type="string">
            <text:p text:style-name="P35">NEUTRALES</text:p>
          </table:table-cell>
        </table:table-row>
        <table:table-row>
          <table:table-cell table:style-name="Table1.A2" office:value-type="string">
            <text:p text:style-name="P48">24</text:p>
          </table:table-cell>
          <table:table-cell table:style-name="Table1.A2" office:value-type="string">
            <text:p text:style-name="P35">mostrarNaves</text:p>
          </table:table-cell>
          <table:table-cell table:style-name="Table1.A2" office:value-type="string">
            <text:p text:style-name="P35">SHOWSPACESHIPS</text:p>
          </table:table-cell>
          <table:table-cell table:style-name="Table1.D2" office:value-type="string">
            <text:p text:style-name="P35">mostrarNaves</text:p>
          </table:table-cell>
        </table:table-row>
        <table:table-row>
          <table:table-cell table:style-name="Table1.A2" office:value-type="string">
            <text:p text:style-name="P48">25</text:p>
          </table:table-cell>
          <table:table-cell table:style-name="Table1.A2" office:value-type="string">
            <text:p text:style-name="P35">mostrarEstadisticas</text:p>
          </table:table-cell>
          <table:table-cell table:style-name="Table1.A2" office:value-type="string">
            <text:p text:style-name="P35">SHOWSTATISTICS</text:p>
          </table:table-cell>
          <table:table-cell table:style-name="Table1.D2" office:value-type="string">
            <text:p text:style-name="P35">mostrarEstadisticas</text:p>
          </table:table-cell>
        </table:table-row>
        <table:table-row>
          <table:table-cell table:style-name="Table1.A2" office:value-type="string">
            <text:p text:style-name="P48">26</text:p>
          </table:table-cell>
          <table:table-cell table:style-name="Table1.A2" office:value-type="string">
            <text:p text:style-name="P35">produccion</text:p>
          </table:table-cell>
          <table:table-cell table:style-name="Table1.A2" office:value-type="string">
            <text:p text:style-name="P35">PRODUCTION</text:p>
          </table:table-cell>
          <table:table-cell table:style-name="Table1.D2" office:value-type="string">
            <text:p text:style-name="P35">produccio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8">27</text:p>
          </table:table-cell>
          <table:table-cell table:style-name="Table2.A1" office:value-type="string">
            <text:p text:style-name="P35">finalizacion</text:p>
          </table:table-cell>
          <table:table-cell table:style-name="Table2.A1" office:value-type="string">
            <text:p text:style-name="P35">COMPLETION</text:p>
          </table:table-cell>
          <table:table-cell table:style-name="Table2.D1" office:value-type="string">
            <text:p text:style-name="P35">finalizacion</text:p>
          </table:table-cell>
        </table:table-row>
        <table:table-row>
          <table:table-cell table:style-name="Table2.A2" office:value-type="string">
            <text:p text:style-name="P48">28</text:p>
          </table:table-cell>
          <table:table-cell table:style-name="Table2.A2" office:value-type="string">
            <text:p text:style-name="P40">PLANETAS</text:p>
          </table:table-cell>
          <table:table-cell table:style-name="Table2.A2" office:value-type="string">
            <text:p text:style-name="P40">PLANETS</text:p>
          </table:table-cell>
          <table:table-cell table:style-name="Table2.D2" office:value-type="string">
            <text:p text:style-name="P40">PLANETAS</text:p>
          </table:table-cell>
        </table:table-row>
        <table:table-row>
          <table:table-cell table:style-name="Table2.A2" office:value-type="string">
            <text:p text:style-name="P48">29</text:p>
          </table:table-cell>
          <table:table-cell table:style-name="Table2.A2" office:value-type="string">
            <text:p text:style-name="P40">naves</text:p>
          </table:table-cell>
          <table:table-cell table:style-name="Table2.A2" office:value-type="string">
            <text:p text:style-name="P40"><text:span text:style-name="T11">SPACE</text:span>SHIPS</text:p>
          </table:table-cell>
          <table:table-cell table:style-name="Table2.D2" office:value-type="string">
            <text:p text:style-name="P40">naves</text:p>
          </table:table-cell>
        </table:table-row>
        <text:soft-page-break/>
        <table:table-row>
          <table:table-cell table:style-name="Table2.A2" office:value-type="string">
            <text:p text:style-name="P48">30</text:p>
          </table:table-cell>
          <table:table-cell table:style-name="Table2.A2" office:value-type="string">
            <text:p text:style-name="P40">porcentajeMuertes</text:p>
          </table:table-cell>
          <table:table-cell table:style-name="Table2.A2" office:value-type="string">
            <text:p text:style-name="P40">DEATHRATE</text:p>
          </table:table-cell>
          <table:table-cell table:style-name="Table2.D2" office:value-type="string">
            <text:p text:style-name="P40">porcentajeMuertes</text:p>
          </table:table-cell>
        </table:table-row>
        <table:table-row>
          <table:table-cell table:style-name="Table2.A2" office:value-type="string">
            <text:p text:style-name="P48">31</text:p>
          </table:table-cell>
          <table:table-cell table:style-name="Table2.A2" office:value-type="string">
            <text:p text:style-name="P42">PLANETAS_NEUTRALES</text:p>
          </table:table-cell>
          <table:table-cell table:style-name="Table2.A2" office:value-type="string">
            <text:p text:style-name="P32">NEUTRAL<text:span text:style-name="T6">PLANETS</text:span></text:p>
          </table:table-cell>
          <table:table-cell table:style-name="Table2.D2" office:value-type="string">
            <text:p text:style-name="P42">PLANETAS_NEUTRALES</text:p>
          </table:table-cell>
        </table:table-row>
        <table:table-row>
          <table:table-cell table:style-name="Table2.A2" office:value-type="string">
            <text:p text:style-name="P48">32</text:p>
          </table:table-cell>
          <table:table-cell table:style-name="Table2.A2" office:value-type="string">
            <text:p text:style-name="P42">JUGADORES</text:p>
          </table:table-cell>
          <table:table-cell table:style-name="Table2.A2" office:value-type="string">
            <text:p text:style-name="P42">PLAYERS</text:p>
          </table:table-cell>
          <table:table-cell table:style-name="Table2.D2" office:value-type="string">
            <text:p text:style-name="P42">JUGADORES</text:p>
          </table:table-cell>
        </table:table-row>
        <table:table-row>
          <table:table-cell table:style-name="Table2.A2" office:value-type="string">
            <text:p text:style-name="P48">33</text:p>
          </table:table-cell>
          <table:table-cell table:style-name="Table2.A2" office:value-type="string">
            <text:p text:style-name="P42">planetas</text:p>
          </table:table-cell>
          <table:table-cell table:style-name="Table2.A2" office:value-type="string">
            <text:p text:style-name="P42"><text:bookmark-start text:name="__DdeLink__23_3874327321"/><text:bookmark-start text:name="__DdeLink__25_3874327321"/>PLAYERPLANETS<text:bookmark-end text:name="__DdeLink__23_3874327321"/><text:bookmark-end text:name="__DdeLink__25_3874327321"/></text:p>
          </table:table-cell>
          <table:table-cell table:style-name="Table2.D2" office:value-type="string">
            <text:p text:style-name="P42">planetas</text:p>
          </table:table-cell>
        </table:table-row>
        <table:table-row>
          <table:table-cell table:style-name="Table2.A2" office:value-type="string">
            <text:p text:style-name="P50">34</text:p>
          </table:table-cell>
          <table:table-cell table:style-name="Table2.A2" office:value-type="string">
            <text:p text:style-name="P50">nombre</text:p>
          </table:table-cell>
          <table:table-cell table:style-name="Table2.A2" office:value-type="string">
            <text:p text:style-name="P50">NAME</text:p>
          </table:table-cell>
          <table:table-cell table:style-name="Table2.D2" office:value-type="string">
            <text:p text:style-name="P50">nombre</text:p>
          </table:table-cell>
        </table:table-row>
        <table:table-row>
          <table:table-cell table:style-name="Table2.A2" office:value-type="string">
            <text:p text:style-name="P48">3<text:span text:style-name="T14">5</text:span></text:p>
          </table:table-cell>
          <table:table-cell table:style-name="Table2.A2" office:value-type="string">
            <text:p text:style-name="P42"><text:span text:style-name="T10">t</text:span>ipo</text:p>
          </table:table-cell>
          <table:table-cell table:style-name="Table2.A2" office:value-type="string">
            <text:p text:style-name="P42">TYPE</text:p>
          </table:table-cell>
          <table:table-cell table:style-name="Table2.D2" office:value-type="string">
            <text:p text:style-name="P42">tipo</text:p>
          </table:table-cell>
        </table:table-row>
        <table:table-row>
          <table:table-cell table:style-name="Table2.A2" office:value-type="string">
            <text:p text:style-name="P48">3<text:span text:style-name="T14">6</text:span></text:p>
          </table:table-cell>
          <table:table-cell table:style-name="Table2.A2" office:value-type="string">
            <text:p text:style-name="P42">HUMANO</text:p>
          </table:table-cell>
          <table:table-cell table:style-name="Table2.A2" office:value-type="string">
            <text:p text:style-name="P42">HUMAN</text:p>
          </table:table-cell>
          <table:table-cell table:style-name="Table2.D2" office:value-type="string">
            <text:p text:style-name="P42">HUMANO</text:p>
          </table:table-cell>
        </table:table-row>
        <table:table-row>
          <table:table-cell table:style-name="Table2.A2" office:value-type="string">
            <text:p text:style-name="P48">3<text:span text:style-name="T14">7</text:span></text:p>
          </table:table-cell>
          <table:table-cell table:style-name="Table2.A2" office:value-type="string">
            <text:p text:style-name="P42">DIFICIL</text:p>
          </table:table-cell>
          <table:table-cell table:style-name="Table2.A2" office:value-type="string">
            <text:p text:style-name="P42">HARD</text:p>
          </table:table-cell>
          <table:table-cell table:style-name="Table2.D2" office:value-type="string">
            <text:p text:style-name="P42">DIFICIL</text:p>
          </table:table-cell>
        </table:table-row>
        <table:table-row>
          <table:table-cell table:style-name="Table2.A2" office:value-type="string">
            <text:p text:style-name="P48">3<text:span text:style-name="T14">8</text:span></text:p>
          </table:table-cell>
          <table:table-cell table:style-name="Table2.A2" office:value-type="string">
            <text:p text:style-name="P42">FACIL</text:p>
          </table:table-cell>
          <table:table-cell table:style-name="Table2.A2" office:value-type="string">
            <text:p text:style-name="P42">EASY</text:p>
          </table:table-cell>
          <table:table-cell table:style-name="Table2.D2" office:value-type="string">
            <text:p text:style-name="P42">FACIL</text:p>
          </table:table-cell>
        </table:table-row>
      </table:table>
      <text:p text:style-name="P10"><text:bookmark-end text:name="__DdeLink__1049_513958818"/></text:p>
      <text:p text:style-name="P4"/>
      <text:p text:style-name="P4">Analizador Sintactico</text:p>
      <text:p text:style-name="P4"/>
      <text:p text:style-name="P12">G={N, T, P, S}</text:p>
      <text:p text:style-name="P12"/>
      <text:p text:style-name="P12">N = {<text:tab/>konquest, players, playerRulesSelector, playersDescription, playerName, name, <text:tab/>playerPlanets, planetsName, playerType, type, planets, planetsDescription, planetName <text:tab/>planetRulesSelector, planetSpaceShips, planetProduction, planetDeathRate, <text:tab/>accumulate, neutralPlanets, <text:s/>neutralPlanetsDescription, neutralPlanetRulesSelector, <text:tab/>map, mapRulesSelector, id, size, neutralPlanetsMap, neutral, random, blindMap, <text:tab/> <text:tab/>completion, konquestRulesSelector, mapName, sizeRulesSelector, rows, columns, <text:tab/>neutralRulesSelector, showSpaceShips, showStatistics, production, <text:s/>boolean}</text:p>
      <text:p text:style-name="P12"/>
      <text:p text:style-name="P12">T = {<text:tab/>NAMEID, NAMEPLANET, NAMEPLAYER, CURLYBRACKETO, CURLYBRACKETC, <text:tab/>SQUAREBRACKETO, SQUAREBRACKETC, COLON, COMMA, INTEGER, NAME. <text:s/><text:tab/>DOUBLE, TRUE, FALSE, MAP, ID, SIZE, ROWS, COLUMNS, RANDOM, HUMAN, <text:tab/>NEUTRALP, BLIND, ACCUMULATE, NEUTRAL, SHOWSPACESHIPS, EASY, <text:tab/>SHOWSTATISTICS, <text:s/>PRODUCTION, COMPLETION, PLANETS, SPACESHIPS, <text:tab/>DEATHRATE, NEUTRALPLANETS, PLAYERS, PLAYERPLANETS, TYPE, <text:s text:c="2"/>HARD} <text:tab/></text:p>
      <text:p text:style-name="P12"/>
      <text:p text:style-name="P12">S = konquest</text:p>
      <text:p text:style-name="P12"/>
      <text:p text:style-name="P12">P = <text:span text:style-name="T15">{</text:span></text:p>
      <text:p text:style-name="P16">Estructura Principal del Juego</text:p>
      <text:p text:style-name="P13">konquest →<text:span text:style-name="T15"> <text:tab/></text:span>CURLYBRACKETO konquestRulesSelector CURLYBRACKETC</text:p>
      <text:p text:style-name="P13"/>
      <text:p text:style-name="P13">konquestRulesSelector→<text:span text:style-name="T15"> </text:span><text:s text:c="2"/><text:tab/>map COMMA planets COMMA neutralPlanets COMMA players</text:p>
      <text:p text:style-name="P13"><text:s text:c="40"/><text:tab/> | planets COMMA map COMMA neutralPlanets COMMA players</text:p>
      <text:p text:style-name="P13"><text:s text:c="26"/><text:tab/><text:tab/> <text:s/>| planets COMMA neutralPlanets COMMA map COMMA players</text:p>
      <text:p text:style-name="P13"><text:s text:c="26"/><text:tab/><text:tab/> <text:s/>| planets COMMA neutralPlanets COMMA players COMMA map</text:p>
      <text:p text:style-name="P13"><text:s text:c="26"/><text:tab/><text:tab/> <text:s/>| map COMMA planets COMMA players COMMA neutralPlanets</text:p>
      <text:p text:style-name="P13"><text:s text:c="26"/><text:tab/><text:tab/> <text:s/>| planets COMMA map COMMA players COMMA neutralPlanets</text:p>
      <text:p text:style-name="P13"><text:s text:c="26"/><text:tab/><text:tab/> <text:s/>| planets COMMA players COMMA map COMMA neutralPlanets</text:p>
      <text:p text:style-name="P13"><text:s text:c="26"/><text:tab/><text:tab/> <text:s/>| planets COMMA players COMMA neutralPlanets COMMA map</text:p>
      <text:p text:style-name="P13"><text:s text:c="26"/><text:tab/><text:tab/> <text:s/>| map COMMA neutralPlanets COMMA planets COMMA players</text:p>
      <text:p text:style-name="P13"><text:s text:c="26"/><text:tab/><text:tab/> <text:s/>| neutralPlanets COMMA map COMMA planets COMMA players</text:p>
      <text:p text:style-name="P13"><text:s text:c="26"/><text:tab/><text:tab/> <text:s/>| neutralPlanets COMMA planets COMMA map COMMA players</text:p>
      <text:p text:style-name="P13"><text:s text:c="26"/><text:tab/><text:tab/> <text:s/>| neutralPlanets COMMA planets COMMA players COMMA map</text:p>
      <text:p text:style-name="P13"><text:soft-page-break/><text:s text:c="27"/><text:tab/><text:tab/> | map COMMA neutralPlanets COMMA players COMMA planets</text:p>
      <text:p text:style-name="P13"><text:s text:c="27"/><text:tab/><text:tab/> | neutralPlanets COMMA map COMMA players COMMA planets</text:p>
      <text:p text:style-name="P13"><text:s text:c="27"/><text:tab/><text:tab/> | neutralPlanets COMMA players COMMA map COMMA planets</text:p>
      <text:p text:style-name="P13"><text:s text:c="27"/><text:tab/><text:tab/> | neutralPlanets COMMA players COMMA planets COMMA map</text:p>
      <text:p text:style-name="P13"><text:s text:c="27"/><text:tab/><text:tab/> | map COMMA players COMMA planets COMMA neutralPlanets</text:p>
      <text:p text:style-name="P13"><text:s text:c="27"/><text:tab/><text:tab/> | players COMMA map COMMA planets COMMA neutralPlanets</text:p>
      <text:p text:style-name="P13"><text:s text:c="27"/><text:tab/><text:tab/> | players COMMA planets COMMA map COMMA neutralPlanets</text:p>
      <text:p text:style-name="P13"><text:s text:c="27"/><text:tab/><text:tab/> | players COMMA planets COMMA neutralPlanets COMMA map</text:p>
      <text:p text:style-name="P13"><text:s text:c="27"/><text:tab/><text:tab/> | map COMMA players COMMA neutralPlanets COMMA planets</text:p>
      <text:p text:style-name="P13"><text:s text:c="27"/><text:tab/><text:tab/> | players COMMA map COMMA neutralPlanets COMMA planets</text:p>
      <text:p text:style-name="P13"><text:s text:c="27"/><text:tab/><text:tab/> | players COMMA neutralPlanets COMMA map COMMA planets</text:p>
      <text:p text:style-name="P13"><text:s text:c="27"/><text:tab/><text:tab/> | players COMMA neutralPlanets COMMA planets COMMA map</text:p>
      <text:p text:style-name="P13"/>
      <text:p text:style-name="P13"><text:span text:style-name="T17">Estructura Mapa</text:span> <text:s text:c="26"/></text:p>
      <text:p text:style-name="P13">mapRulesSelector →<text:tab/> id</text:p>
      <text:p text:style-name="P13"><text:s text:c="24"/><text:tab/><text:tab/>| size</text:p>
      <text:p text:style-name="P13"><text:s text:c="24"/><text:tab/><text:tab/>| neutral</text:p>
      <text:p text:style-name="P13"><text:s text:c="24"/><text:tab/><text:tab/>| random</text:p>
      <text:p text:style-name="P13"><text:s text:c="24"/><text:tab/><text:tab/>| neutralPlanetsMap</text:p>
      <text:p text:style-name="P13"><text:s text:c="24"/><text:tab/><text:tab/>| blindMap</text:p>
      <text:p text:style-name="P13"><text:s text:c="24"/><text:tab/><text:tab/>| accumulate</text:p>
      <text:p text:style-name="P13"><text:s text:c="24"/><text:tab/><text:tab/>| completion</text:p>
      <text:p text:style-name="P13"><text:s text:c="24"/><text:tab/><text:tab/>| id COMMA mapRulesSelector</text:p>
      <text:p text:style-name="P13"><text:s text:c="24"/><text:tab/><text:tab/>| size COMMA mapRulesSelector</text:p>
      <text:p text:style-name="P13"><text:s text:c="24"/><text:tab/><text:tab/>| neutral COMMA mapRulesSelector</text:p>
      <text:p text:style-name="P13"><text:s text:c="24"/><text:tab/><text:tab/>| random COMMA mapRulesSelector</text:p>
      <text:p text:style-name="P13"><text:s text:c="24"/><text:tab/><text:tab/>| neutralPlanetsMap COMMA mapRulesSelector</text:p>
      <text:p text:style-name="P13"><text:s text:c="24"/><text:tab/><text:tab/>| blindMap COMMA mapRulesSelector</text:p>
      <text:p text:style-name="P13"><text:s text:c="24"/><text:tab/><text:tab/>| accumulate COMMA mapRulesSelector</text:p>
      <text:p text:style-name="P13"><text:s text:c="24"/><text:tab/><text:tab/>| completion COMMA mapRulesSelector</text:p>
      <text:p text:style-name="P13"><text:s text:c="24"/></text:p>
      <text:p text:style-name="P13">mapName →<text:span text:style-name="T15"><text:tab/></text:span> <text:s/>NAMEID</text:p>
      <text:p text:style-name="P13"><text:s text:c="12"/><text:tab/><text:tab/>| NAMEPLANET</text:p>
      <text:p text:style-name="P13"><text:s text:c="12"/><text:tab/><text:tab/>| NAMEPLAYER</text:p>
      <text:p text:style-name="P13"><text:s text:c="11"/></text:p>
      <text:p text:style-name="P13">sizeRulesSelector →<text:tab/><text:tab/>rows COMMA columns</text:p>
      <text:p text:style-name="P13"><text:s text:c="24"/><text:tab/><text:tab/><text:tab/>| columns COMMA rows</text:p>
      <text:p text:style-name="P13"/>
      <text:p text:style-name="P13">rows →<text:span text:style-name="T15"> </text:span><text:s text:c="5"/>ROWS COLON INTEGER</text:p>
      <text:p text:style-name="P13"><text:s text:c="8"/></text:p>
      <text:p text:style-name="P13">columns →<text:span text:style-name="T15"> </text:span><text:s text:c="3"/>COLUMNS COLON INTEGER</text:p>
      <text:p text:style-name="P13"><text:s text:c="12"/></text:p>
      <text:p text:style-name="P13">neutral →<text:span text:style-name="T15"> </text:span><text:s text:c="3"/>NEUTRAL COLON CURLYBRACKETO neutralRulesSelector CURLYBRACKETC</text:p>
      <text:p text:style-name="P13"><text:s text:c="16"/></text:p>
      <text:p text:style-name="P13">neutralRulesSelector →<text:span text:style-name="T15"> </text:span><text:s text:c="4"/><text:tab/> showSpaceShips COMMA showStatistics COMMA production</text:p>
      <text:p text:style-name="P13"><text:s text:c="28"/><text:tab/><text:tab/>| showSpaceShips COMMA production COMMA showStatistics</text:p>
      <text:p text:style-name="P13"><text:s text:c="28"/><text:tab/><text:tab/>| showStatistics COMMA showSpaceShips COMMA production</text:p>
      <text:p text:style-name="P13"><text:s text:c="28"/><text:tab/><text:tab/>| showStatistics COMMA production COMMA showSpaceShips</text:p>
      <text:p text:style-name="P13"><text:s text:c="28"/><text:tab/><text:tab/>| production COMMA showSpaceShips COMMA showStatistics </text:p>
      <text:p text:style-name="P13"><text:s text:c="28"/><text:tab/><text:tab/>| production COMMA showStatistics COMMA showSpaceShips</text:p>
      <text:p text:style-name="P13"><text:s text:c="27"/></text:p>
      <text:p text:style-name="P13">showSpaceShips →<text:span text:style-name="T15"> </text:span><text:s text:c="3"/>SHOWSPACESHIPS COLON boolean</text:p>
      <text:p text:style-name="P13"/>
      <text:p text:style-name="P13">showStatistics →<text:span text:style-name="T15"> </text:span><text:s text:c="3"/>SHOWSTATISTICS COLON boolean</text:p>
      <text:p text:style-name="P13"/>
      <text:p text:style-name="P13">production →<text:span text:style-name="T15"> </text:span><text:s text:c="2"/>PRODUCTION COLON INTEGER</text:p>
      <text:p text:style-name="P13"><text:soft-page-break/><text:s text:c="16"/></text:p>
      <text:p text:style-name="P13">boolean →<text:span text:style-name="T15"> <text:tab/></text:span>TRUE</text:p>
      <text:p text:style-name="P13"><text:s text:c="15"/><text:tab/>| FALSE</text:p>
      <text:p text:style-name="P13"><text:s text:c="11"/></text:p>
      <text:p text:style-name="P13">random →<text:span text:style-name="T15"> </text:span><text:s text:c="2"/>RANDOM COLON boolean</text:p>
      <text:p text:style-name="P13"/>
      <text:p text:style-name="P13">neutralPlanetsMap →<text:span text:style-name="T15"> </text:span><text:s text:c="3"/>NEUTRALP COLON INTEGER</text:p>
      <text:p text:style-name="P13"><text:s text:c="22"/></text:p>
      <text:p text:style-name="P13">blindMap →<text:span text:style-name="T15"> <text:s/></text:span><text:s text:c="3"/>BLIND COLON boolean</text:p>
      <text:p text:style-name="P13"/>
      <text:p text:style-name="P13">accumulate →<text:span text:style-name="T15"> </text:span><text:s text:c="3"/>ACCUMULATE COLON boolean</text:p>
      <text:p text:style-name="P13"><text:s text:c="13"/></text:p>
      <text:p text:style-name="P13">completion → <text:s text:c="4"/>COMPLETION COLON INTEGER</text:p>
      <text:p text:style-name="P13"><text:s text:c="18"/></text:p>
      <text:p text:style-name="P16">Estructura Planetas</text:p>
      <text:p text:style-name="P13">planets → <text:s text:c="6"/>PLANETS COLON SQUAREBRACKETO planetsDescription SQUAREBRACKETC </text:p>
      <text:p text:style-name="P13"><text:s text:c="15"/></text:p>
      <text:p text:style-name="P13">planetsDescription → <text:s text:c="3"/><text:tab/>CURLYBRACKETO planetRulesSelector CURLYBRACKETC COMMA <text:tab/><text:tab/><text:tab/><text:tab/><text:tab/>planetsDescription</text:p>
      <text:p text:style-name="P13"><text:s text:c="23"/><text:tab/><text:tab/><text:tab/>| CURLYBRACKETO planetRulesSelector CURLYBRACKETC </text:p>
      <text:p text:style-name="P13"><text:s text:c="23"/></text:p>
      <text:p text:style-name="P13">planetRulesSelector → <text:s text:c="7"/><text:tab/>planetName COMMA planetProduction COMMA planetSpaceShips <text:tab/><text:tab/><text:tab/><text:tab/><text:tab/>COMMA planetDeathRate</text:p>
      <text:p text:style-name="P14"><text:tab/>| planetProduction COMMA planetName COMMA planetSpaceShips COMM<text:span text:style-name="T16">A</text:span> planetDeathRate</text:p>
      <text:p text:style-name="P14"><text:tab/>| planetProduction COMMA planetSpaceShips COMMA planetName COMMA planetDeathRate</text:p>
      <text:p text:style-name="P13"><text:s text:c="13"/>| planetProduction COMMA planetSpaceShips COMMA planetDeathRate COMMA planetName</text:p>
      <text:p text:style-name="P13"><text:s text:c="13"/>| planetName COMMA planetProduction COMMA planetDeathRate COMMA planetSpaceShips<text:tab/>| planetProduction COMMA planetName COMMA planetDeathRate COMMA planetSpaceShips</text:p>
      <text:p text:style-name="P13"><text:tab/>| planetProduction COMMA planetDeathRate COMMA planetName COMMA planetSpaceShips</text:p>
      <text:p text:style-name="P13"><text:tab/>| planetProduction COMMA planetDeathRate COMMA planetSpaceShips <text:s/>COMMA planetName</text:p>
      <text:p text:style-name="P13"><text:s/><text:tab/>| planetName COMMA planetSpaceShips COMMA planetDeathRate COMMA planetProduction<text:tab/>| planetSpaceShips COMMA planetName COMMA planetDeathRate COMMA planetProduction</text:p>
      <text:p text:style-name="P13"><text:tab/>| planetSpaceShips COMMA planetDeathRate COMMA planetName COMMA planetProduction</text:p>
      <text:p text:style-name="P13"><text:tab/>| planetSpaceShips COMMA planetDeathRate COMMA planetProduction <text:tab/>COMMA planetName</text:p>
      <text:p text:style-name="P13"><text:tab/>| planetName COMMA planetSpaceShips COMMA planetProduction COMMA planetDeathRate</text:p>
      <text:p text:style-name="P13"><text:tab/>| planetSpaceShips COMMA planetName COMMA planetProduction COMMA planetDeathRate</text:p>
      <text:p text:style-name="P13"><text:tab/>| planetSpaceShips COMMA planetProduction COMMA planetName COMMA planetDeathRate</text:p>
      <text:p text:style-name="P13"><text:tab/>| planetSpaceShips COMMA planetProduction COMMA planetDeathRate <text:tab/>COMMA planetName</text:p>
      <text:p text:style-name="P13"><text:tab/>| planetName COMMA planetDeathRate COMMA planetSpaceShips COMMA planetProduction</text:p>
      <text:p text:style-name="P13"><text:tab/>| planetDeathRate COMMA planetName COMMA planetSpaceShips COMMA planetProduction</text:p>
      <text:p text:style-name="P13"><text:tab/>| planetDeathRate COMMA planetSpaceShips COMMA planetName COMMA planetProduction</text:p>
      <text:p text:style-name="P13"><text:tab/>| planetDeathRate COMMA planetSpaceShips COMMA planetProduction COMMA planetName</text:p>
      <text:p text:style-name="P13"><text:tab/>| planetName COMMA planetDeathRate COMMA planetProduction COMMA planetSpaceShips</text:p>
      <text:p text:style-name="P13"><text:tab/>| planetDeathRate COMMA planetName COMMA planetProduction COMMA planetSpaceShips </text:p>
      <text:p text:style-name="P13"><text:tab/>| planetDeathRate COMMA planetProduction COMMA planetName COMMA planetSpaceShips </text:p>
      <text:p text:style-name="P13"><text:tab/>| planetDeathRate COMMA planetProduction COMMA planetSpaceShips <text:tab/>COMMA planetName </text:p>
      <text:p text:style-name="P13"><text:s text:c="27"/></text:p>
      <text:p text:style-name="P13">planetName → <text:s text:c="4"/>NAME COLON NAMEPLANET</text:p>
      <text:p text:style-name="P13"><text:s text:c="16"/></text:p>
      <text:p text:style-name="P13">planetSpaceShips → <text:s text:c="6"/>SPACESHIPS COLON INTEGER</text:p>
      <text:p text:style-name="P13"><text:s text:c="24"/></text:p>
      <text:p text:style-name="P13">planetProduction → <text:s text:c="7"/>PRODUCTION COLON INTEGER</text:p>
      <text:p text:style-name="P13"><text:s text:c="24"/></text:p>
      <text:p text:style-name="P13">planetDeathRate → <text:s text:c="7"/>DEATHRATE COLON DOUBLE</text:p>
      <text:p text:style-name="P13"/>
      <text:p text:style-name="P13"/>
      <text:p text:style-name="P16"><text:soft-page-break/>Estructura <text:s/>Planetas Neutrales</text:p>
      <text:p text:style-name="P13">neutralPlanets → <text:tab/> NEUTRALPLANETS COLON SQUAREBRACKETO neutralPlanetsDescription <text:tab/><text:tab/><text:tab/><text:tab/>SQUAREBRACKETC </text:p>
      <text:p text:style-name="P13"><text:s text:c="20"/></text:p>
      <text:p text:style-name="P13">neutralPlanetsDescription → <text:s/><text:tab/> CURLYBRACKETO neutralPlanetRulesSelector CURLYBRACKETC <text:tab/><text:tab/><text:tab/> <text:s text:c="26"/>COMMA neutralPlanetsDescription</text:p>
      <text:p text:style-name="P13"><text:s text:c="53"/>| CURLYBRACKETO neutralPlanetRulesSelector CURLYBRACKETC</text:p>
      <text:p text:style-name="P13"><text:s text:c="32"/></text:p>
      <text:p text:style-name="P13">neutralPlanetRulesSelector → <text:s text:c="4"/>planetName COMMA planetSpaceShips COMMA planetDeathRate</text:p>
      <text:p text:style-name="P13"><text:s text:c="32"/><text:tab/><text:tab/>| planetName COMMA planetDeathRate COMMA planetSpaceShips</text:p>
      <text:p text:style-name="P13"><text:s text:c="32"/><text:tab/><text:tab/>| planetSpaceShips COMMA planetName COMMA planetDeathRate</text:p>
      <text:p text:style-name="P13"><text:s text:c="32"/><text:tab/><text:tab/>| planetSpaceShips COMMA planetDeathRate COMMA planetName</text:p>
      <text:p text:style-name="P13"><text:s text:c="32"/><text:tab/><text:tab/>| planetDeathRate COMMA planetName COMMA planetSpaceShips</text:p>
      <text:p text:style-name="P13"><text:s text:c="32"/><text:tab/><text:tab/>| planetDeathRate COMMA planetSpaceShips COMMA planetName</text:p>
      <text:p text:style-name="P13"><text:s text:c="32"/><text:tab/><text:tab/>| planetRulesSelector</text:p>
      <text:p text:style-name="P13"/>
      <text:p text:style-name="P14"><text:span text:style-name="T17">Estructura Jugadores</text:span> <text:s text:c="30"/></text:p>
      <text:p text:style-name="P13">players → <text:s text:c="6"/>PLAYERS COLON SQUAREBRACKETO playersDescription SQUAREBRACKETC </text:p>
      <text:p text:style-name="P13"><text:s text:c="15"/></text:p>
      <text:p text:style-name="P13">playersDescription → <text:s text:c="4"/>CURLYBRACKETO playerRulesSelector CURLYBRACKETC COMMA <text:tab/><text:tab/><text:tab/><text:tab/><text:tab/> <text:s text:c="3"/>playersDescription</text:p>
      <text:p text:style-name="P13"><text:tab/> <text:s text:c="29"/>| CURLYBRACKETO playerRulesSelector CURLYBRACKETC</text:p>
      <text:p text:style-name="P13"><text:s text:c="23"/></text:p>
      <text:p text:style-name="P13">playerRulesSelector → <text:s text:c="5"/><text:tab/>playerPlanets COMMA playerName COMMA playerType</text:p>
      <text:p text:style-name="P13"><text:s text:c="26"/><text:tab/><text:tab/>| playerPlanets COMMA playerType COMMA playerName</text:p>
      <text:p text:style-name="P13"><text:s text:c="26"/><text:tab/><text:tab/>| playerName COMMA playerPlanets COMMA playerType</text:p>
      <text:p text:style-name="P13"><text:s text:c="26"/><text:tab/><text:tab/>| playerName COMMA playerType COMMA playerPlanets</text:p>
      <text:p text:style-name="P13"><text:s text:c="26"/><text:tab/><text:tab/>| playerType COMMA playerName COMMA playerPlanets</text:p>
      <text:p text:style-name="P13"><text:s text:c="26"/><text:tab/><text:tab/>| playerType COMMA playerPlanets COMMA playerName</text:p>
      <text:p text:style-name="P13"><text:s text:c="26"/></text:p>
      <text:p text:style-name="P13">playerName → <text:s text:c="4"/>NAME COLON name</text:p>
      <text:p text:style-name="P13"><text:s text:c="16"/></text:p>
      <text:p text:style-name="P13">name → <text:s/><text:tab/> <text:s text:c="4"/>NAMEPLANET</text:p>
      <text:p text:style-name="P13"><text:s text:c="12"/><text:tab/><text:tab/>| NAMEPLAYER</text:p>
      <text:p text:style-name="P13"><text:s text:c="11"/></text:p>
      <text:p text:style-name="P13">playerPlanets → <text:s text:c="4"/><text:tab/>PLAYERPLANETS COLON SQUAREBRACKETO planetsName <text:tab/><text:tab/><text:tab/><text:tab/><text:tab/><text:tab/>SQUAREBRACKETC</text:p>
      <text:p text:style-name="P13"><text:s text:c="19"/></text:p>
      <text:p text:style-name="P13">planetsName → <text:s text:c="5"/><text:tab/>NAMEPLANET COMMA planetsName</text:p>
      <text:p text:style-name="P13"><text:s text:c="16"/><text:tab/><text:tab/>| NAMEPLANET</text:p>
      <text:p text:style-name="P13"><text:s text:c="16"/></text:p>
      <text:p text:style-name="P13">playerType → <text:s text:c="4"/>TYPE COLON type</text:p>
      <text:p text:style-name="P13"><text:s text:c="16"/></text:p>
      <text:p text:style-name="P13">type →<text:tab/> <text:s text:c="11"/>HUMAN</text:p>
      <text:p text:style-name="P13"><text:s text:c="12"/><text:tab/><text:tab/>| EASY</text:p>
      <text:p text:style-name="P13"><text:s text:c="12"/><text:tab/><text:tab/>| HARD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</text:p>
      <text:p text:style-name="P3"/>
      <text:p text:style-name="P3"/>
      <text:p text:style-name="P3"/>
      <text:p text:style-name="P3"/>
      <text:p text:style-name="P7">Archivo de <text:span text:style-name="T18">guardado de partida</text:span>.</text:p>
      <text:p text:style-name="P15"/>
      <text:p text:style-name="P13"><text:s text:c="1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Analizador Lexico</text:p>
      <text:p text:style-name="P5"/>
      <text:p text:style-name="P9">Definiciones regulares:</text:p>
      <text:p text:style-name="P9"><text:tab/><text:span text:style-name="T2">Letras:<text:tab/>L=[a-zA-Z]</text:span></text:p>
      <text:p text:style-name="P9"><text:span text:style-name="T2"><text:tab/>Numeros:<text:tab/>N=[</text:span><text:span text:style-name="T3">0</text:span><text:span text:style-name="T2">-9]<text:tab/></text:span></text:p>
      <text:p text:style-name="P11"><text:tab/></text:p>
      <text:p text:style-name="P5"/>
      <text:p text:style-name="P9">Listado de Token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>Lexema</text:p>
          </table:table-cell>
          <table:table-cell table:style-name="Table3.A1" office:value-type="string">
            <text:p text:style-name="P58">Token</text:p>
          </table:table-cell>
          <table:table-cell table:style-name="Table3.D1" office:value-type="string">
            <text:p text:style-name="P58">Expresion Regular</text:p>
          </table:table-cell>
        </table:table-row>
        <table:table-row>
          <table:table-cell table:style-name="Table3.A2" office:value-type="string">
            <text:p text:style-name="P31">1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9">NAME<text:span text:style-name="T7">PLANET</text:span></text:p>
          </table:table-cell>
          <table:table-cell table:style-name="Table3.D2" office:value-type="string">
            <text:p text:style-name="P25">“(L | L? | L?)”</text:p>
          </table:table-cell>
        </table:table-row>
        <table:table-row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43">NAMEPLAYER</text:p>
          </table:table-cell>
          <table:table-cell table:style-name="Table3.D2" office:value-type="string">
            <text:p text:style-name="P45">“<text:span text:style-name="T8">(L)</text:span>(L<text:span text:style-name="T9">|N)?</text:span> (L<text:span text:style-name="T9">|N)?</text:span>(L<text:span text:style-name="T9">|N)?</text:span>(L<text:span text:style-name="T9">|N)?</text:span>(L<text:span text:style-name="T9">|N)?</text:span>(L<text:span text:style-name="T9">|N)?</text:span>(L<text:span text:style-name="T9">|N)?</text:span>(L<text:span text:style-name="T9">|N)?</text:span>(L<text:span text:style-name="T9">|N)?</text:span>”</text:p>
          </table:table-cell>
        </table:table-row>
        <table:table-row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23">{</text:p>
          </table:table-cell>
          <table:table-cell table:style-name="Table3.A2" office:value-type="string">
            <text:p text:style-name="P39">CURLYBRACKETO</text:p>
          </table:table-cell>
          <table:table-cell table:style-name="Table3.D2" office:value-type="string">
            <text:p text:style-name="P23">{</text:p>
          </table:table-cell>
        </table:table-row>
        <table:table-row>
          <table:table-cell table:style-name="Table3.A2" office:value-type="string">
            <text:p text:style-name="P31">4</text:p>
          </table:table-cell>
          <table:table-cell table:style-name="Table3.A2" office:value-type="string">
            <text:p text:style-name="P23">}</text:p>
          </table:table-cell>
          <table:table-cell table:style-name="Table3.A2" office:value-type="string">
            <text:p text:style-name="P39">CURLYBRACKETC</text:p>
          </table:table-cell>
          <table:table-cell table:style-name="Table3.D2" office:value-type="string">
            <text:p text:style-name="P23">}</text:p>
          </table:table-cell>
        </table:table-row>
        <table:table-row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23">[</text:p>
          </table:table-cell>
          <table:table-cell table:style-name="Table3.A2" office:value-type="string">
            <text:p text:style-name="P39">SQUAREBRACKETO</text:p>
          </table:table-cell>
          <table:table-cell table:style-name="Table3.D2" office:value-type="string">
            <text:p text:style-name="P23">[</text:p>
          </table:table-cell>
        </table:table-row>
        <table:table-row>
          <table:table-cell table:style-name="Table3.A2" office:value-type="string">
            <text:p text:style-name="P31">6</text:p>
          </table:table-cell>
          <table:table-cell table:style-name="Table3.A2" office:value-type="string">
            <text:p text:style-name="P23">]</text:p>
          </table:table-cell>
          <table:table-cell table:style-name="Table3.A2" office:value-type="string">
            <text:p text:style-name="P39">SQUAREBRACKETC</text:p>
          </table:table-cell>
          <table:table-cell table:style-name="Table3.D2" office:value-type="string">
            <text:p text:style-name="P23">]</text:p>
          </table:table-cell>
        </table:table-row>
        <table:table-row>
          <table:table-cell table:style-name="Table3.A2" office:value-type="string">
            <text:p text:style-name="P31">7</text:p>
          </table:table-cell>
          <table:table-cell table:style-name="Table3.A2" office:value-type="string">
            <text:p text:style-name="P28">:</text:p>
          </table:table-cell>
          <table:table-cell table:style-name="Table3.A2" office:value-type="string">
            <text:p text:style-name="P39">COLON</text:p>
          </table:table-cell>
          <table:table-cell table:style-name="Table3.D2" office:value-type="string">
            <text:p text:style-name="P19">:</text:p>
          </table:table-cell>
        </table:table-row>
        <table:table-row>
          <table:table-cell table:style-name="Table3.A2" office:value-type="string">
            <text:p text:style-name="P31">8</text:p>
          </table:table-cell>
          <table:table-cell table:style-name="Table3.A2" office:value-type="string">
            <text:p text:style-name="P28">,</text:p>
          </table:table-cell>
          <table:table-cell table:style-name="Table3.A2" office:value-type="string">
            <text:p text:style-name="P39">COMMA</text:p>
          </table:table-cell>
          <table:table-cell table:style-name="Table3.D2" office:value-type="string">
            <text:p text:style-name="P19">,</text:p>
          </table:table-cell>
        </table:table-row>
        <table:table-row>
          <table:table-cell table:style-name="Table3.A2" office:value-type="string">
            <text:p text:style-name="P31">9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4">INTEGER</text:p>
          </table:table-cell>
          <table:table-cell table:style-name="Table3.D2" office:value-type="string">
            <text:p text:style-name="P19"><text:span text:style-name="T13">(0) | (</text:span>(<text:span text:style-name="T12">1|2|3|4|5|6|7|8|9</text:span>)(N)*<text:span text:style-name="T13">)</text:span></text:p>
          </table:table-cell>
        </table:table-row>
        <table:table-row>
          <table:table-cell table:style-name="Table3.A2" office:value-type="string">
            <text:p text:style-name="P30">1<text:span text:style-name="T18">0</text:span>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4">DOUBLE</text:p>
          </table:table-cell>
          <table:table-cell table:style-name="Table3.D2" office:value-type="string">
            <text:p text:style-name="P47">(0.)<text:span text:style-name="T9">(N)?(N)?(N)?(N)?(N)?(N)?</text:span></text:p>
          </table:table-cell>
        </table:table-row>
        <table:table-row>
          <table:table-cell table:style-name="Table3.A2" office:value-type="string">
            <text:p text:style-name="P49">1<text:span text:style-name="T18">1</text:span></text:p>
          </table:table-cell>
          <table:table-cell table:style-name="Table3.A2" office:value-type="string">
            <text:p text:style-name="P34">true</text:p>
          </table:table-cell>
          <table:table-cell table:style-name="Table3.A2" office:value-type="string">
            <text:p text:style-name="P34">TRUE</text:p>
          </table:table-cell>
          <table:table-cell table:style-name="Table3.D2" office:value-type="string">
            <text:p text:style-name="P34">true</text:p>
          </table:table-cell>
        </table:table-row>
        <table:table-row>
          <table:table-cell table:style-name="Table3.A2" office:value-type="string">
            <text:p text:style-name="P49">1<text:span text:style-name="T18">2</text:span></text:p>
          </table:table-cell>
          <table:table-cell table:style-name="Table3.A2" office:value-type="string">
            <text:p text:style-name="P34">false</text:p>
          </table:table-cell>
          <table:table-cell table:style-name="Table3.A2" office:value-type="string">
            <text:p text:style-name="P34">FALSE</text:p>
          </table:table-cell>
          <table:table-cell table:style-name="Table3.D2" office:value-type="string">
            <text:p text:style-name="P34">false</text:p>
          </table:table-cell>
        </table:table-row>
        <table:table-row>
          <table:table-cell table:style-name="Table3.A2" office:value-type="string">
            <text:p text:style-name="P30">1<text:span text:style-name="T18">3</text:span></text:p>
          </table:table-cell>
          <table:table-cell table:style-name="Table3.A2" office:value-type="string">
            <text:p text:style-name="P21">MAPA</text:p>
          </table:table-cell>
          <table:table-cell table:style-name="Table3.A2" office:value-type="string">
            <text:p text:style-name="P36">MAP</text:p>
          </table:table-cell>
          <table:table-cell table:style-name="Table3.D2" office:value-type="string">
            <text:p text:style-name="P21">MAPA</text:p>
          </table:table-cell>
        </table:table-row>
        <table:table-row>
          <table:table-cell table:style-name="Table3.A2" office:value-type="string">
            <text:p text:style-name="P30">1<text:span text:style-name="T19">4</text:span></text:p>
          </table:table-cell>
          <table:table-cell table:style-name="Table3.A2" office:value-type="string">
            <text:p text:style-name="P28"><text:bookmark-start text:name="__DdeLink__21_38743273211"/><text:span text:style-name="T1">tama</text:span><text:span text:style-name="T4">ñ</text:span><text:span text:style-name="T5">o</text:span><text:bookmark-end text:name="__DdeLink__21_38743273211"/></text:p>
          </table:table-cell>
          <table:table-cell table:style-name="Table3.A2" office:value-type="string">
            <text:p text:style-name="P34">SIZE</text:p>
          </table:table-cell>
          <table:table-cell table:style-name="Table3.D2" office:value-type="string">
            <text:p text:style-name="P28"><text:span text:style-name="T1">tama</text:span><text:span text:style-name="T4">ñ</text:span><text:span text:style-name="T5">o</text:span></text:p>
          </table:table-cell>
        </table:table-row>
        <table:table-row>
          <table:table-cell table:style-name="Table3.A2" office:value-type="string">
            <text:p text:style-name="P49">1<text:span text:style-name="T19">5</text:span></text:p>
          </table:table-cell>
          <table:table-cell table:style-name="Table3.A2" office:value-type="string">
            <text:p text:style-name="P34">filas</text:p>
          </table:table-cell>
          <table:table-cell table:style-name="Table3.A2" office:value-type="string">
            <text:p text:style-name="P34">ROWS</text:p>
          </table:table-cell>
          <table:table-cell table:style-name="Table3.D2" office:value-type="string">
            <text:p text:style-name="P34">filas</text:p>
          </table:table-cell>
        </table:table-row>
        <table:table-row>
          <table:table-cell table:style-name="Table3.A2" office:value-type="string">
            <text:p text:style-name="P49">1<text:span text:style-name="T19">6</text:span></text:p>
          </table:table-cell>
          <table:table-cell table:style-name="Table3.A2" office:value-type="string">
            <text:p text:style-name="P34">columnas</text:p>
          </table:table-cell>
          <table:table-cell table:style-name="Table3.A2" office:value-type="string">
            <text:p text:style-name="P34">COLUMNS</text:p>
          </table:table-cell>
          <table:table-cell table:style-name="Table3.D2" office:value-type="string">
            <text:p text:style-name="P34">columnas</text:p>
          </table:table-cell>
        </table:table-row>
        <table:table-row>
          <table:table-cell table:style-name="Table3.A2" office:value-type="string">
            <text:p text:style-name="P52">1<text:span text:style-name="T20">7</text:span></text:p>
          </table:table-cell>
          <table:table-cell table:style-name="Table3.A2" office:value-type="string">
            <text:p text:style-name="P34">mapaCiego</text:p>
          </table:table-cell>
          <table:table-cell table:style-name="Table3.A2" office:value-type="string">
            <text:p text:style-name="P34">BLIND</text:p>
          </table:table-cell>
          <table:table-cell table:style-name="Table3.D2" office:value-type="string">
            <text:p text:style-name="P34">mapaCiego</text:p>
          </table:table-cell>
        </table:table-row>
        <table:table-row>
          <table:table-cell table:style-name="Table3.A2" office:value-type="string">
            <text:p text:style-name="P54">1<text:span text:style-name="T20">8</text:span></text:p>
          </table:table-cell>
          <table:table-cell table:style-name="Table3.A2" office:value-type="string">
            <text:p text:style-name="P34">acumular</text:p>
          </table:table-cell>
          <table:table-cell table:style-name="Table3.A2" office:value-type="string">
            <text:p text:style-name="P36">ACCUMULATE</text:p>
          </table:table-cell>
          <table:table-cell table:style-name="Table3.D2" office:value-type="string">
            <text:p text:style-name="P34">acumular</text:p>
          </table:table-cell>
        </table:table-row>
        <table:table-row>
          <table:table-cell table:style-name="Table3.A2" office:value-type="string">
            <text:p text:style-name="P55">19</text:p>
          </table:table-cell>
          <table:table-cell table:style-name="Table3.A2" office:value-type="string">
            <text:p text:style-name="P36">NEUTRALES</text:p>
          </table:table-cell>
          <table:table-cell table:style-name="Table3.A2" office:value-type="string">
            <text:p text:style-name="P36">NEUTRAL</text:p>
          </table:table-cell>
          <table:table-cell table:style-name="Table3.D2" office:value-type="string">
            <text:p text:style-name="P36">NEUTRALES</text:p>
          </table:table-cell>
        </table:table-row>
        <table:table-row>
          <table:table-cell table:style-name="Table3.A2" office:value-type="string">
            <text:p text:style-name="P49">2<text:span text:style-name="T20">0</text:span></text:p>
          </table:table-cell>
          <table:table-cell table:style-name="Table3.A2" office:value-type="string">
            <text:p text:style-name="P36">mostrarNaves</text:p>
          </table:table-cell>
          <table:table-cell table:style-name="Table3.A2" office:value-type="string">
            <text:p text:style-name="P36">SHOWSPACESHIPS</text:p>
          </table:table-cell>
          <table:table-cell table:style-name="Table3.D2" office:value-type="string">
            <text:p text:style-name="P36">mostrarNaves</text:p>
          </table:table-cell>
        </table:table-row>
        <table:table-row>
          <table:table-cell table:style-name="Table3.A2" office:value-type="string">
            <text:p text:style-name="P49">2<text:span text:style-name="T20">1</text:span></text:p>
          </table:table-cell>
          <table:table-cell table:style-name="Table3.A2" office:value-type="string">
            <text:p text:style-name="P36">mostrarEstadisticas</text:p>
          </table:table-cell>
          <table:table-cell table:style-name="Table3.A2" office:value-type="string">
            <text:p text:style-name="P36">SHOWSTATISTICS</text:p>
          </table:table-cell>
          <table:table-cell table:style-name="Table3.D2" office:value-type="string">
            <text:p text:style-name="P36">mostrarEstadisticas</text:p>
          </table:table-cell>
        </table:table-row>
        <table:table-row>
          <table:table-cell table:style-name="Table3.A2" office:value-type="string">
            <text:p text:style-name="P49">2<text:span text:style-name="T20">2</text:span></text:p>
          </table:table-cell>
          <table:table-cell table:style-name="Table3.A2" office:value-type="string">
            <text:p text:style-name="P36">produccion</text:p>
          </table:table-cell>
          <table:table-cell table:style-name="Table3.A2" office:value-type="string">
            <text:p text:style-name="P36">PRODUCTION</text:p>
          </table:table-cell>
          <table:table-cell table:style-name="Table3.D2" office:value-type="string">
            <text:p text:style-name="P36">produccio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9">2<text:span text:style-name="T20">3</text:span></text:p>
          </table:table-cell>
          <table:table-cell table:style-name="Table4.A1" office:value-type="string">
            <text:p text:style-name="P36">finalizacion</text:p>
          </table:table-cell>
          <table:table-cell table:style-name="Table4.A1" office:value-type="string">
            <text:p text:style-name="P36">COMPLETION</text:p>
          </table:table-cell>
          <table:table-cell table:style-name="Table4.D1" office:value-type="string">
            <text:p text:style-name="P36">finalizacion</text:p>
          </table:table-cell>
        </table:table-row>
        <table:table-row>
          <table:table-cell table:style-name="Table4.A2" office:value-type="string">
            <text:p text:style-name="P49">2<text:span text:style-name="T20">4</text:span></text:p>
          </table:table-cell>
          <table:table-cell table:style-name="Table4.A2" office:value-type="string">
            <text:p text:style-name="P41">PLANETAS</text:p>
          </table:table-cell>
          <table:table-cell table:style-name="Table4.A2" office:value-type="string">
            <text:p text:style-name="P41">PLANETS</text:p>
          </table:table-cell>
          <table:table-cell table:style-name="Table4.D2" office:value-type="string">
            <text:p text:style-name="P41">PLANETAS</text:p>
          </table:table-cell>
        </table:table-row>
        <table:table-row>
          <table:table-cell table:style-name="Table4.A2" office:value-type="string">
            <text:p text:style-name="P49">2<text:span text:style-name="T20">5</text:span></text:p>
          </table:table-cell>
          <table:table-cell table:style-name="Table4.A2" office:value-type="string">
            <text:p text:style-name="P41">naves</text:p>
          </table:table-cell>
          <table:table-cell table:style-name="Table4.A2" office:value-type="string">
            <text:p text:style-name="P41"><text:span text:style-name="T11">SPACE</text:span>SHIPS</text:p>
          </table:table-cell>
          <table:table-cell table:style-name="Table4.D2" office:value-type="string">
            <text:p text:style-name="P41">naves</text:p>
          </table:table-cell>
        </table:table-row>
        <table:table-row>
          <table:table-cell table:style-name="Table4.A2" office:value-type="string">
            <text:p text:style-name="P52">2<text:span text:style-name="T20">6</text:span></text:p>
          </table:table-cell>
          <table:table-cell table:style-name="Table4.A2" office:value-type="string">
            <text:p text:style-name="P41">porcentajeMuertes</text:p>
          </table:table-cell>
          <table:table-cell table:style-name="Table4.A2" office:value-type="string">
            <text:p text:style-name="P41">DEATHRATE</text:p>
          </table:table-cell>
          <table:table-cell table:style-name="Table4.D2" office:value-type="string">
            <text:p text:style-name="P41">porcentajeMuertes</text:p>
          </table:table-cell>
        </table:table-row>
        <table:table-row>
          <table:table-cell table:style-name="Table4.A2" office:value-type="string">
            <text:p text:style-name="P52">2<text:span text:style-name="T20">7</text:span></text:p>
          </table:table-cell>
          <table:table-cell table:style-name="Table4.A2" office:value-type="string">
            <text:p text:style-name="P43">PLANETAS_NEUTRALES</text:p>
          </table:table-cell>
          <table:table-cell table:style-name="Table4.A2" office:value-type="string">
            <text:p text:style-name="P34">NEUTRAL<text:span text:style-name="T6">PLANETS</text:span></text:p>
          </table:table-cell>
          <table:table-cell table:style-name="Table4.D2" office:value-type="string">
            <text:p text:style-name="P43">PLANETAS_NEUTRALES</text:p>
          </table:table-cell>
        </table:table-row>
        <table:table-row>
          <table:table-cell table:style-name="Table4.A2" office:value-type="string">
            <text:p text:style-name="P54">2<text:span text:style-name="T20">8</text:span></text:p>
          </table:table-cell>
          <table:table-cell table:style-name="Table4.A2" office:value-type="string">
            <text:p text:style-name="P43">JUGADORES</text:p>
          </table:table-cell>
          <table:table-cell table:style-name="Table4.A2" office:value-type="string">
            <text:p text:style-name="P43">PLAYERS</text:p>
          </table:table-cell>
          <table:table-cell table:style-name="Table4.D2" office:value-type="string">
            <text:p text:style-name="P43">JUGADORES</text:p>
          </table:table-cell>
        </table:table-row>
        <table:table-row>
          <table:table-cell table:style-name="Table4.A2" office:value-type="string">
            <text:p text:style-name="P55">29</text:p>
          </table:table-cell>
          <table:table-cell table:style-name="Table4.A2" office:value-type="string">
            <text:p text:style-name="P51">nombre</text:p>
          </table:table-cell>
          <table:table-cell table:style-name="Table4.A2" office:value-type="string">
            <text:p text:style-name="P51">NAME</text:p>
          </table:table-cell>
          <table:table-cell table:style-name="Table4.D2" office:value-type="string">
            <text:p text:style-name="P51">nombre</text:p>
          </table:table-cell>
        </table:table-row>
        <text:soft-page-break/>
        <table:table-row>
          <table:table-cell table:style-name="Table4.A2" office:value-type="string">
            <text:p text:style-name="P49">3<text:span text:style-name="T20">0</text:span></text:p>
          </table:table-cell>
          <table:table-cell table:style-name="Table4.A2" office:value-type="string">
            <text:p text:style-name="P43"><text:span text:style-name="T10">t</text:span>ipo</text:p>
          </table:table-cell>
          <table:table-cell table:style-name="Table4.A2" office:value-type="string">
            <text:p text:style-name="P43">TYPE</text:p>
          </table:table-cell>
          <table:table-cell table:style-name="Table4.D2" office:value-type="string">
            <text:p text:style-name="P43">tipo</text:p>
          </table:table-cell>
        </table:table-row>
        <table:table-row>
          <table:table-cell table:style-name="Table4.A2" office:value-type="string">
            <text:p text:style-name="P49">3<text:span text:style-name="T20">1</text:span></text:p>
          </table:table-cell>
          <table:table-cell table:style-name="Table4.A2" office:value-type="string">
            <text:p text:style-name="P43">HUMANO</text:p>
          </table:table-cell>
          <table:table-cell table:style-name="Table4.A2" office:value-type="string">
            <text:p text:style-name="P43">HUMAN</text:p>
          </table:table-cell>
          <table:table-cell table:style-name="Table4.D2" office:value-type="string">
            <text:p text:style-name="P43">HUMANO</text:p>
          </table:table-cell>
        </table:table-row>
        <table:table-row>
          <table:table-cell table:style-name="Table4.A2" office:value-type="string">
            <text:p text:style-name="P52">3<text:span text:style-name="T20">2</text:span></text:p>
          </table:table-cell>
          <table:table-cell table:style-name="Table4.A2" office:value-type="string">
            <text:p text:style-name="P43">DIFICIL</text:p>
          </table:table-cell>
          <table:table-cell table:style-name="Table4.A2" office:value-type="string">
            <text:p text:style-name="P43">HARD</text:p>
          </table:table-cell>
          <table:table-cell table:style-name="Table4.D2" office:value-type="string">
            <text:p text:style-name="P43">DIFICIL</text:p>
          </table:table-cell>
        </table:table-row>
        <table:table-row>
          <table:table-cell table:style-name="Table4.A2" office:value-type="string">
            <text:p text:style-name="P49">3<text:span text:style-name="T20">3</text:span></text:p>
          </table:table-cell>
          <table:table-cell table:style-name="Table4.A2" office:value-type="string">
            <text:p text:style-name="P43">FACIL</text:p>
          </table:table-cell>
          <table:table-cell table:style-name="Table4.A2" office:value-type="string">
            <text:p text:style-name="P43">EASY</text:p>
          </table:table-cell>
          <table:table-cell table:style-name="Table4.D2" office:value-type="string">
            <text:p text:style-name="P43">FACIL</text:p>
          </table:table-cell>
        </table:table-row>
        <table:table-row>
          <table:table-cell table:style-name="Table4.A2" office:value-type="string">
            <text:p text:style-name="P52">3<text:span text:style-name="T20">4</text:span></text:p>
          </table:table-cell>
          <table:table-cell table:style-name="Table4.A2" office:value-type="string">
            <text:p text:style-name="P52">propietario</text:p>
          </table:table-cell>
          <table:table-cell table:style-name="Table4.A2" office:value-type="string">
            <text:p text:style-name="P52">OWNER </text:p>
          </table:table-cell>
          <table:table-cell table:style-name="Table4.D2" office:value-type="string">
            <text:p text:style-name="P52">propietario</text:p>
          </table:table-cell>
        </table:table-row>
        <table:table-row>
          <table:table-cell table:style-name="Table4.A2" office:value-type="string">
            <text:p text:style-name="P52">3<text:span text:style-name="T20">5</text:span></text:p>
          </table:table-cell>
          <table:table-cell table:style-name="Table4.A2" office:value-type="string">
            <text:p text:style-name="P52">neutral </text:p>
          </table:table-cell>
          <table:table-cell table:style-name="Table4.A2" office:value-type="string">
            <text:p text:style-name="P52">NEUTRALTYPE</text:p>
          </table:table-cell>
          <table:table-cell table:style-name="Table4.D2" office:value-type="string">
            <text:p text:style-name="P52">neutral</text:p>
          </table:table-cell>
        </table:table-row>
        <table:table-row>
          <table:table-cell table:style-name="Table4.A2" office:value-type="string">
            <text:p text:style-name="P52">3<text:span text:style-name="T20">6</text:span></text:p>
          </table:table-cell>
          <table:table-cell table:style-name="Table4.A2" office:value-type="string">
            <text:p text:style-name="P52">color</text:p>
          </table:table-cell>
          <table:table-cell table:style-name="Table4.A2" office:value-type="string">
            <text:p text:style-name="P52">COLOR</text:p>
          </table:table-cell>
          <table:table-cell table:style-name="Table4.D2" office:value-type="string">
            <text:p text:style-name="P52">color</text:p>
          </table:table-cell>
        </table:table-row>
        <table:table-row table:style-name="Table4.15">
          <table:table-cell table:style-name="Table4.A2" office:value-type="string">
            <text:p text:style-name="P52">3<text:span text:style-name="T20">7</text:span></text:p>
          </table:table-cell>
          <table:table-cell table:style-name="Table4.A2" office:value-type="string">
            <text:p text:style-name="P52">azul</text:p>
          </table:table-cell>
          <table:table-cell table:style-name="Table4.A2" office:value-type="string">
            <text:p text:style-name="P52">BLUE</text:p>
          </table:table-cell>
          <table:table-cell table:style-name="Table4.D2" office:value-type="string">
            <text:p text:style-name="P53">azul</text:p>
          </table:table-cell>
        </table:table-row>
        <table:table-row table:style-name="Table4.15">
          <table:table-cell table:style-name="Table4.A2" office:value-type="string">
            <text:p text:style-name="P54">3<text:span text:style-name="T20">8</text:span></text:p>
          </table:table-cell>
          <table:table-cell table:style-name="Table4.A2" office:value-type="string">
            <text:p text:style-name="P52">amarillo</text:p>
          </table:table-cell>
          <table:table-cell table:style-name="Table4.A2" office:value-type="string">
            <text:p text:style-name="P52">YELLOW</text:p>
          </table:table-cell>
          <table:table-cell table:style-name="Table4.D2" office:value-type="string">
            <text:p text:style-name="P53">amarillo</text:p>
          </table:table-cell>
        </table:table-row>
        <table:table-row table:style-name="Table4.15">
          <table:table-cell table:style-name="Table4.A2" office:value-type="string">
            <text:p text:style-name="P55">39</text:p>
          </table:table-cell>
          <table:table-cell table:style-name="Table4.A2" office:value-type="string">
            <text:p text:style-name="P52">verde</text:p>
          </table:table-cell>
          <table:table-cell table:style-name="Table4.A2" office:value-type="string">
            <text:p text:style-name="P53">GREEN</text:p>
          </table:table-cell>
          <table:table-cell table:style-name="Table4.D2" office:value-type="string">
            <text:p text:style-name="P53">verde</text:p>
          </table:table-cell>
        </table:table-row>
        <table:table-row table:style-name="Table4.15">
          <table:table-cell table:style-name="Table4.A2" office:value-type="string">
            <text:p text:style-name="P52">4<text:span text:style-name="T20">0</text:span></text:p>
          </table:table-cell>
          <table:table-cell table:style-name="Table4.A2" office:value-type="string">
            <text:p text:style-name="P43"><text:s/><text:span text:style-name="T18">rojo</text:span></text:p>
          </table:table-cell>
          <table:table-cell table:style-name="Table4.A2" office:value-type="string">
            <text:p text:style-name="P53">RED</text:p>
          </table:table-cell>
          <table:table-cell table:style-name="Table4.D2" office:value-type="string">
            <text:p text:style-name="P53">rojo</text:p>
          </table:table-cell>
        </table:table-row>
        <table:table-row table:style-name="Table4.15">
          <table:table-cell table:style-name="Table4.A2" office:value-type="string">
            <text:p text:style-name="P52">4<text:span text:style-name="T20">1</text:span></text:p>
          </table:table-cell>
          <table:table-cell table:style-name="Table4.A2" office:value-type="string">
            <text:p text:style-name="P52">naranja</text:p>
          </table:table-cell>
          <table:table-cell table:style-name="Table4.A2" office:value-type="string">
            <text:p text:style-name="P53">ORANGE</text:p>
          </table:table-cell>
          <table:table-cell table:style-name="Table4.D2" office:value-type="string">
            <text:p text:style-name="P53">naranja</text:p>
          </table:table-cell>
        </table:table-row>
        <table:table-row table:style-name="Table4.15">
          <table:table-cell table:style-name="Table4.A2" office:value-type="string">
            <text:p text:style-name="P52">4<text:span text:style-name="T20">2</text:span></text:p>
          </table:table-cell>
          <table:table-cell table:style-name="Table4.A2" office:value-type="string">
            <text:p text:style-name="P52">grisClaro</text:p>
          </table:table-cell>
          <table:table-cell table:style-name="Table4.A2" office:value-type="string">
            <text:p text:style-name="P53">LIGHTGRAY</text:p>
          </table:table-cell>
          <table:table-cell table:style-name="Table4.D2" office:value-type="string">
            <text:p text:style-name="P53">grisClaro</text:p>
          </table:table-cell>
        </table:table-row>
        <table:table-row table:style-name="Table4.15">
          <table:table-cell table:style-name="Table4.A2" office:value-type="string">
            <text:p text:style-name="P53">4<text:span text:style-name="T20">3</text:span></text:p>
          </table:table-cell>
          <table:table-cell table:style-name="Table4.A2" office:value-type="string">
            <text:p text:style-name="P53">cyan</text:p>
          </table:table-cell>
          <table:table-cell table:style-name="Table4.A2" office:value-type="string">
            <text:p text:style-name="P53">CYAN</text:p>
          </table:table-cell>
          <table:table-cell table:style-name="Table4.D2" office:value-type="string">
            <text:p text:style-name="P53">cyan</text:p>
          </table:table-cell>
        </table:table-row>
        <table:table-row table:style-name="Table4.15">
          <table:table-cell table:style-name="Table4.A2" office:value-type="string">
            <text:p text:style-name="P54">4<text:span text:style-name="T20">4</text:span></text:p>
          </table:table-cell>
          <table:table-cell table:style-name="Table4.A2" office:value-type="string">
            <text:p text:style-name="P53">grisOscuro</text:p>
          </table:table-cell>
          <table:table-cell table:style-name="Table4.A2" office:value-type="string">
            <text:p text:style-name="P53">DARKGRAY</text:p>
          </table:table-cell>
          <table:table-cell table:style-name="Table4.D2" office:value-type="string">
            <text:p text:style-name="P53">grisOscuro</text:p>
          </table:table-cell>
        </table:table-row>
        <table:table-row table:style-name="Table4.15">
          <table:table-cell table:style-name="Table4.A2" office:value-type="string">
            <text:p text:style-name="P53">4<text:span text:style-name="T20">5</text:span></text:p>
          </table:table-cell>
          <table:table-cell table:style-name="Table4.A2" office:value-type="string">
            <text:p text:style-name="P53">blanco</text:p>
          </table:table-cell>
          <table:table-cell table:style-name="Table4.A2" office:value-type="string">
            <text:p text:style-name="P53">WHITE</text:p>
          </table:table-cell>
          <table:table-cell table:style-name="Table4.D2" office:value-type="string">
            <text:p text:style-name="P53">blanco</text:p>
          </table:table-cell>
        </table:table-row>
        <table:table-row table:style-name="Table4.15">
          <table:table-cell table:style-name="Table4.A2" office:value-type="string">
            <text:p text:style-name="P53">4<text:span text:style-name="T20">6</text:span></text:p>
          </table:table-cell>
          <table:table-cell table:style-name="Table4.A2" office:value-type="string">
            <text:p text:style-name="P53">magenta</text:p>
          </table:table-cell>
          <table:table-cell table:style-name="Table4.A2" office:value-type="string">
            <text:p text:style-name="P53">MAGENTA</text:p>
          </table:table-cell>
          <table:table-cell table:style-name="Table4.D2" office:value-type="string">
            <text:p text:style-name="P53"><text:span text:style-name="T21">m</text:span>agenta</text:p>
          </table:table-cell>
        </table:table-row>
        <table:table-row table:style-name="Table4.15">
          <table:table-cell table:style-name="Table4.A2" office:value-type="string">
            <text:p text:style-name="P56">47</text:p>
          </table:table-cell>
          <table:table-cell table:style-name="Table4.A2" office:value-type="string">
            <text:p text:style-name="P56">fila</text:p>
          </table:table-cell>
          <table:table-cell table:style-name="Table4.A2" office:value-type="string">
            <text:p text:style-name="P56">ROW</text:p>
          </table:table-cell>
          <table:table-cell table:style-name="Table4.D2" office:value-type="string">
            <text:p text:style-name="P56">fila</text:p>
          </table:table-cell>
        </table:table-row>
        <table:table-row table:style-name="Table4.15">
          <table:table-cell table:style-name="Table4.A2" office:value-type="string">
            <text:p text:style-name="P56">48</text:p>
          </table:table-cell>
          <table:table-cell table:style-name="Table4.A2" office:value-type="string">
            <text:p text:style-name="P56">columna</text:p>
          </table:table-cell>
          <table:table-cell table:style-name="Table4.A2" office:value-type="string">
            <text:p text:style-name="P56">COLUMN</text:p>
          </table:table-cell>
          <table:table-cell table:style-name="Table4.D2" office:value-type="string">
            <text:p text:style-name="P56">columna</text:p>
          </table:table-cell>
        </table:table-row>
        <table:table-row table:style-name="Table4.15">
          <table:table-cell table:style-name="Table4.A2" office:value-type="string">
            <text:p text:style-name="P62">49</text:p>
          </table:table-cell>
          <table:table-cell table:style-name="Table4.A2" office:value-type="string">
            <text:p text:style-name="P62">turnoEnvio</text:p>
          </table:table-cell>
          <table:table-cell table:style-name="Table4.A2" office:value-type="string">
            <text:p text:style-name="P62"><text:bookmark-start text:name="__DdeLink__1868_2504230451"/><text:bookmark-start text:name="__DdeLink__1883_2504230451"/>INITIALTURN<text:bookmark-end text:name="__DdeLink__1868_2504230451"/><text:bookmark-end text:name="__DdeLink__1883_2504230451"/></text:p>
          </table:table-cell>
          <table:table-cell table:style-name="Table4.D2" office:value-type="string">
            <text:p text:style-name="P62">tunoEnvio</text:p>
          </table:table-cell>
        </table:table-row>
        <table:table-row table:style-name="Table4.15">
          <table:table-cell table:style-name="Table4.A2" office:value-type="string">
            <text:p text:style-name="P62">50</text:p>
          </table:table-cell>
          <table:table-cell table:style-name="Table4.A2" office:value-type="string">
            <text:p text:style-name="P62">turnoLlegada</text:p>
          </table:table-cell>
          <table:table-cell table:style-name="Table4.A2" office:value-type="string">
            <text:p text:style-name="P62"><text:bookmark-start text:name="__DdeLink__1870_2504230451"/><text:bookmark-start text:name="__DdeLink__1885_2504230451"/>ARRIVALTURN<text:bookmark-end text:name="__DdeLink__1870_2504230451"/><text:bookmark-end text:name="__DdeLink__1885_2504230451"/></text:p>
          </table:table-cell>
          <table:table-cell table:style-name="Table4.D2" office:value-type="string">
            <text:p text:style-name="P62">turnoLlegada</text:p>
          </table:table-cell>
        </table:table-row>
        <table:table-row table:style-name="Table4.15">
          <table:table-cell table:style-name="Table4.A2" office:value-type="string">
            <text:p text:style-name="P62">51</text:p>
          </table:table-cell>
          <table:table-cell table:style-name="Table4.A2" office:value-type="string">
            <text:p text:style-name="P62"><text:bookmark-start text:name="__DdeLink__1860_2504230451"/>filaInicial<text:bookmark-end text:name="__DdeLink__1860_2504230451"/></text:p>
          </table:table-cell>
          <table:table-cell table:style-name="Table4.A2" office:value-type="string">
            <text:p text:style-name="P62"><text:bookmark-start text:name="__DdeLink__1874_2504230451"/><text:bookmark-start text:name="__DdeLink__1872_2504230451"/><text:bookmark-start text:name="__DdeLink__1887_2504230451"/>INITIALROW<text:bookmark-end text:name="__DdeLink__1874_2504230451"/><text:bookmark-end text:name="__DdeLink__1872_2504230451"/><text:bookmark-end text:name="__DdeLink__1887_2504230451"/></text:p>
          </table:table-cell>
          <table:table-cell table:style-name="Table4.D2" office:value-type="string">
            <text:p text:style-name="P62">filaInicial</text:p>
          </table:table-cell>
        </table:table-row>
        <table:table-row table:style-name="Table4.15">
          <table:table-cell table:style-name="Table4.A2" office:value-type="string">
            <text:p text:style-name="P62">52</text:p>
          </table:table-cell>
          <table:table-cell table:style-name="Table4.A2" office:value-type="string">
            <text:p text:style-name="P62"><text:bookmark-start text:name="__DdeLink__1862_2504230451"/>columnaInicial<text:bookmark-end text:name="__DdeLink__1862_2504230451"/></text:p>
          </table:table-cell>
          <table:table-cell table:style-name="Table4.A2" office:value-type="string">
            <text:p text:style-name="P62"><text:bookmark-start text:name="__DdeLink__1877_2504230451"/><text:bookmark-start text:name="__DdeLink__1889_2504230451"/>INITIALCOLUMN<text:bookmark-end text:name="__DdeLink__1877_2504230451"/><text:bookmark-end text:name="__DdeLink__1889_2504230451"/></text:p>
          </table:table-cell>
          <table:table-cell table:style-name="Table4.D2" office:value-type="string">
            <text:p text:style-name="P62">columnaInicial</text:p>
          </table:table-cell>
        </table:table-row>
        <table:table-row table:style-name="Table4.15">
          <table:table-cell table:style-name="Table4.A2" office:value-type="string">
            <text:p text:style-name="P62">53</text:p>
          </table:table-cell>
          <table:table-cell table:style-name="Table4.A2" office:value-type="string">
            <text:p text:style-name="P62"><text:bookmark-start text:name="__DdeLink__1864_2504230451"/>filaObjetivo<text:bookmark-end text:name="__DdeLink__1864_2504230451"/></text:p>
          </table:table-cell>
          <table:table-cell table:style-name="Table4.A2" office:value-type="string">
            <text:p text:style-name="P62"><text:bookmark-start text:name="__DdeLink__1879_2504230451"/><text:bookmark-start text:name="__DdeLink__1891_2504230451"/>TARGETROW<text:bookmark-end text:name="__DdeLink__1879_2504230451"/><text:bookmark-end text:name="__DdeLink__1891_2504230451"/></text:p>
          </table:table-cell>
          <table:table-cell table:style-name="Table4.D2" office:value-type="string">
            <text:p text:style-name="P62">filaObjetivo</text:p>
          </table:table-cell>
        </table:table-row>
        <table:table-row table:style-name="Table4.15">
          <table:table-cell table:style-name="Table4.A2" office:value-type="string">
            <text:p text:style-name="P62">54</text:p>
          </table:table-cell>
          <table:table-cell table:style-name="Table4.A2" office:value-type="string">
            <text:p text:style-name="P62"><text:bookmark-start text:name="__DdeLink__1866_2504230451"/>columnaObjetivo<text:bookmark-end text:name="__DdeLink__1866_2504230451"/></text:p>
          </table:table-cell>
          <table:table-cell table:style-name="Table4.A2" office:value-type="string">
            <text:p text:style-name="P62"><text:bookmark-start text:name="__DdeLink__1881_2504230451"/><text:bookmark-start text:name="__DdeLink__1893_2504230451"/>TARGETCOLUMN<text:bookmark-end text:name="__DdeLink__1881_2504230451"/><text:bookmark-end text:name="__DdeLink__1893_2504230451"/></text:p>
          </table:table-cell>
          <table:table-cell table:style-name="Table4.D2" office:value-type="string">
            <text:p text:style-name="P62">columnaObjetivo</text:p>
          </table:table-cell>
        </table:table-row>
        <table:table-row table:style-name="Table4.15">
          <table:table-cell table:style-name="Table4.A2" office:value-type="string">
            <text:p text:style-name="P63">55</text:p>
          </table:table-cell>
          <table:table-cell table:style-name="Table4.A2" office:value-type="string">
            <text:p text:style-name="P63">ENVIOS </text:p>
          </table:table-cell>
          <table:table-cell table:style-name="Table4.A2" office:value-type="string">
            <text:p text:style-name="P63">SENDINGS</text:p>
          </table:table-cell>
          <table:table-cell table:style-name="Table4.D2" office:value-type="string">
            <text:p text:style-name="P63">ENVIOS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9:53:20.515391807</meta:creation-date>
    <dc:date>2020-03-30T17:21:15.190156981</dc:date>
    <meta:editing-duration>PT4H41M16S</meta:editing-duration>
    <meta:editing-cycles>13</meta:editing-cycles>
    <meta:generator>LibreOffice/6.0.7.3$Linux_X86_64 LibreOffice_project/00m0$Build-3</meta:generator>
    <meta:document-statistic meta:table-count="4" meta:image-count="0" meta:object-count="0" meta:page-count="9" meta:paragraph-count="545" meta:word-count="1278" meta:character-count="12897" meta:non-whitespace-character-count="9430"/>
  </office:meta>
</office:document-meta>
</file>